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5.821cm"/>
    </style:style>
    <style:style style:name="co7" style:family="table-column">
      <style:table-column-properties fo:break-before="auto" style:column-width="5.547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2.394cm"/>
    </style:style>
    <style:style style:name="co10" style:family="table-column">
      <style:table-column-properties fo:break-before="auto" style:column-width="5.14cm"/>
    </style:style>
    <style:style style:name="co11" style:family="table-column">
      <style:table-column-properties fo:break-before="auto" style:column-width="4.867cm"/>
    </style:style>
    <style:style style:name="co12" style:family="table-column">
      <style:table-column-properties fo:break-before="auto" style:column-width="1.462cm"/>
    </style:style>
    <style:style style:name="co13" style:family="table-column">
      <style:table-column-properties fo:break-before="auto" style:column-width="5.071cm"/>
    </style:style>
    <style:style style:name="co14" style:family="table-column">
      <style:table-column-properties fo:break-before="auto" style:column-width="5.17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4_k100" table:style-name="ta1">
        <table:shapes>
          <draw:frame draw:z-index="0" draw:style-name="gr1" draw:text-style-name="P1" svg:width="15.999cm" svg:height="8.999cm" svg:x="1.08cm" svg:y="11.313cm">
            <draw:object draw:notify-on-update-of-ranges="all4_k100.A1:all4_k100.A1 all4_k100.A2:all4_k100.A21 all4_k100.B1:all4_k100.B1 all4_k100.B2:all4_k100.B21 all4_k100.H1:all4_k100.H1 all4_k100.H2:all4_k100.H21 all4_k100.N1:all4_k100.N1 all4_k100.N2:all4_k100.N21 all4_k100.T1:all4_k100.T1 all4_k100.T2:all4_k100.T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5cm" svg:height="8.994cm" svg:x="17.681cm" svg:y="11.666cm">
            <draw:object draw:notify-on-update-of-ranges="all4_k100.A1:all4_k100.A1 all4_k100.A2:all4_k100.A21 all4_k100.C1:all4_k100.C1 all4_k100.C2:all4_k100.C21 all4_k100.I1:all4_k100.I1 all4_k100.I2:all4_k100.I21 all4_k100.O1:all4_k100.O1 all4_k100.O2:all4_k100.O21 all4_k100.U1:all4_k100.U1 all4_k100.U2:all4_k100.U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4.728cm" svg:y="11.54cm">
            <draw:object draw:notify-on-update-of-ranges="all4_k100.A1:all4_k100.A1 all4_k100.A2:all4_k100.A21 all4_k100.D1:all4_k100.D1 all4_k100.D2:all4_k100.D21 all4_k100.J1:all4_k100.J1 all4_k100.J2:all4_k100.J21 all4_k100.P1:all4_k100.P1 all4_k100.P2:all4_k100.P21 all4_k100.V1:all4_k100.V1 all4_k100.V2:all4_k100.V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8.994cm" svg:x="51.71cm" svg:y="11.402cm">
            <draw:object draw:notify-on-update-of-ranges="all4_k100.A1:all4_k100.A1 all4_k100.A2:all4_k100.A21 all4_k100.E1:all4_k100.E1 all4_k100.E2:all4_k100.E21 all4_k100.K1:all4_k100.K1 all4_k100.K2:all4_k100.K21 all4_k100.Q1:all4_k100.Q1 all4_k100.Q2:all4_k100.Q21 all4_k100.W1:all4_k100.W1 all4_k100.W2:all4_k100.W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2"/>
        <table:table-column table:style-name="co5" table:default-cell-style-name="ce12"/>
        <table:table-column table:style-name="co1" table:default-cell-style-name="Default"/>
        <table:table-column table:style-name="co1" table:default-cell-style-name="ce3"/>
        <table:table-column table:style-name="co6" table:default-cell-style-name="ce6"/>
        <table:table-column table:style-name="co7" table:default-cell-style-name="ce10"/>
        <table:table-column table:style-name="co8" table:default-cell-style-name="ce12"/>
        <table:table-column table:style-name="co9" table:default-cell-style-name="ce12"/>
        <table:table-column table:style-name="co1" table:default-cell-style-name="Default"/>
        <table:table-column table:style-name="co1" table:default-cell-style-name="ce3"/>
        <table:table-column table:style-name="co10" table:default-cell-style-name="ce6"/>
        <table:table-column table:style-name="co11" table:default-cell-style-name="ce10"/>
        <table:table-column table:style-name="co8" table:default-cell-style-name="ce12"/>
        <table:table-column table:style-name="co9" table:default-cell-style-name="ce12"/>
        <table:table-column table:style-name="co12" table:default-cell-style-name="Default"/>
        <table:table-column table:style-name="co12" table:default-cell-style-name="ce3"/>
        <table:table-column table:style-name="co13" table:default-cell-style-name="ce6"/>
        <table:table-column table:style-name="co14" table:default-cell-style-name="ce10"/>
        <table:table-column table:style-name="co8" table:default-cell-style-name="ce12"/>
        <table:table-column table:style-name="co9" table:default-cell-style-name="ce12"/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insort</text:p>
          </table:table-cell>
          <table:table-cell table:style-name="ce8" office:value-type="string" calcext:value-type="string">
            <text:p>Średnia – porównania_insort</text:p>
          </table:table-cell>
          <table:table-cell table:style-name="Default" office:value-type="string" calcext:value-type="string">
            <text:p>(s/n)_insort</text:p>
          </table:table-cell>
          <table:table-cell table:style-name="Default" office:value-type="string" calcext:value-type="string">
            <text:p>(c/n)_insort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merge</text:p>
          </table:table-cell>
          <table:table-cell table:style-name="ce8" office:value-type="string" calcext:value-type="string">
            <text:p>Średnia - porównania_merge</text:p>
          </table:table-cell>
          <table:table-cell table:style-name="Default" office:value-type="string" calcext:value-type="string">
            <text:p>(s/n)_merge</text:p>
          </table:table-cell>
          <table:table-cell table:style-name="Default" office:value-type="string" calcext:value-type="string">
            <text:p>(c/n)_merge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quick</text:p>
          </table:table-cell>
          <table:table-cell table:style-name="ce8" office:value-type="string" calcext:value-type="string">
            <text:p>Średnia - porównania_quick</text:p>
          </table:table-cell>
          <table:table-cell table:style-name="Default" office:value-type="string" calcext:value-type="string">
            <text:p>(s/n)_quick</text:p>
          </table:table-cell>
          <table:table-cell table:style-name="Default" office:value-type="string" calcext:value-type="string">
            <text:p>(c/n)_quick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dpqs</text:p>
          </table:table-cell>
          <table:table-cell table:style-name="ce8" office:value-type="string" calcext:value-type="string">
            <text:p>Średnia - porównania_dpqs</text:p>
          </table:table-cell>
          <table:table-cell table:style-name="Default" office:value-type="string" calcext:value-type="string">
            <text:p>(s/n)_dpqs</text:p>
          </table:table-cell>
          <table:table-cell table:style-name="Default" office:value-type="string" calcext:value-type="string">
            <text:p>(c/n)_dpqs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651.9" calcext:value-type="float">
            <text:p>651,9</text:p>
          </table:table-cell>
          <table:table-cell table:style-name="ce9" office:value-type="float" office:value="652.33" calcext:value-type="float">
            <text:p>652,33</text:p>
          </table:table-cell>
          <table:table-cell table:formula="of:=[.B2]/[.A2]" office:value-type="float" office:value="13.038" calcext:value-type="float">
            <text:p>13,04</text:p>
          </table:table-cell>
          <table:table-cell table:formula="of:=[.C2]/[.A2]" office:value-type="float" office:value="13.0466" calcext:value-type="float">
            <text:p>13,0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5" office:value-type="float" office:value="169.99" calcext:value-type="float">
            <text:p>169,99</text:p>
          </table:table-cell>
          <table:table-cell table:style-name="ce9" office:value-type="float" office:value="221.92" calcext:value-type="float">
            <text:p>221,92</text:p>
          </table:table-cell>
          <table:table-cell table:formula="of:=[.H2]/[.G2]" office:value-type="float" office:value="3.3998" calcext:value-type="float">
            <text:p>3,40</text:p>
          </table:table-cell>
          <table:table-cell table:formula="of:=[.I2]/[.G2]" office:value-type="float" office:value="4.4384" calcext:value-type="float">
            <text:p>4,44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5" office:value-type="float" office:value="172.21" calcext:value-type="float">
            <text:p>172,21</text:p>
          </table:table-cell>
          <table:table-cell table:style-name="ce9" office:value-type="float" office:value="261.27" calcext:value-type="float">
            <text:p>261,27</text:p>
          </table:table-cell>
          <table:table-cell table:formula="of:=[.N2]/[.M2]" office:value-type="float" office:value="3.4442" calcext:value-type="float">
            <text:p>3,44</text:p>
          </table:table-cell>
          <table:table-cell table:formula="of:=[.O2]/[.M2]" office:value-type="float" office:value="5.2254" calcext:value-type="float">
            <text:p>5,23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5" office:value-type="float" office:value="181.93" calcext:value-type="float">
            <text:p>181,93</text:p>
          </table:table-cell>
          <table:table-cell table:style-name="ce9" office:value-type="float" office:value="401.87" calcext:value-type="float">
            <text:p>401,87</text:p>
          </table:table-cell>
          <table:table-cell table:formula="of:=[.T2]/[.S2]" office:value-type="float" office:value="3.6386" calcext:value-type="float">
            <text:p>3,64</text:p>
          </table:table-cell>
          <table:table-cell table:formula="of:=[.U2]/[.S2]" office:value-type="float" office:value="8.0374" calcext:value-type="float">
            <text:p>8,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49.39" calcext:value-type="float">
            <text:p>2549,39</text:p>
          </table:table-cell>
          <table:table-cell office:value-type="float" office:value="2549.93" calcext:value-type="float">
            <text:p>2549,93</text:p>
          </table:table-cell>
          <table:table-cell table:formula="of:=[.B3]/[.A3]" office:value-type="float" office:value="25.4939" calcext:value-type="float">
            <text:p>25,49</text:p>
          </table:table-cell>
          <table:table-cell table:formula="of:=[.C3]/[.A3]" office:value-type="float" office:value="25.4993" calcext:value-type="float">
            <text:p>25,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2.17" calcext:value-type="float">
            <text:p>392,17</text:p>
          </table:table-cell>
          <table:table-cell office:value-type="float" office:value="541.7" calcext:value-type="float">
            <text:p>541,7</text:p>
          </table:table-cell>
          <table:table-cell table:formula="of:=[.H3]/[.G3]" office:value-type="float" office:value="3.9217" calcext:value-type="float">
            <text:p>3,92</text:p>
          </table:table-cell>
          <table:table-cell table:formula="of:=[.I3]/[.G3]" office:value-type="float" office:value="5.417" calcext:value-type="float">
            <text:p>5,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7.31" calcext:value-type="float">
            <text:p>397,31</text:p>
          </table:table-cell>
          <table:table-cell office:value-type="float" office:value="643.85" calcext:value-type="float">
            <text:p>643,85</text:p>
          </table:table-cell>
          <table:table-cell table:formula="of:=[.N3]/[.M3]" office:value-type="float" office:value="3.9731" calcext:value-type="float">
            <text:p>3,97</text:p>
          </table:table-cell>
          <table:table-cell table:formula="of:=[.O3]/[.M3]" office:value-type="float" office:value="6.4385" calcext:value-type="float">
            <text:p>6,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18.65" calcext:value-type="float">
            <text:p>418,65</text:p>
          </table:table-cell>
          <table:table-cell office:value-type="float" office:value="1053.05" calcext:value-type="float">
            <text:p>1053,05</text:p>
          </table:table-cell>
          <table:table-cell table:formula="of:=[.T3]/[.S3]" office:value-type="float" office:value="4.1865" calcext:value-type="float">
            <text:p>4,19</text:p>
          </table:table-cell>
          <table:table-cell table:formula="of:=[.U3]/[.S3]" office:value-type="float" office:value="10.5305" calcext:value-type="float">
            <text:p>10,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15.84" calcext:value-type="float">
            <text:p>5715,84</text:p>
          </table:table-cell>
          <table:table-cell office:value-type="float" office:value="5716.32" calcext:value-type="float">
            <text:p>5716,32</text:p>
          </table:table-cell>
          <table:table-cell table:formula="of:=[.B4]/[.A4]" office:value-type="float" office:value="38.1056" calcext:value-type="float">
            <text:p>38,11</text:p>
          </table:table-cell>
          <table:table-cell table:formula="of:=[.C4]/[.A4]" office:value-type="float" office:value="38.1088" calcext:value-type="float">
            <text:p>38,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28.43" calcext:value-type="float">
            <text:p>628,43</text:p>
          </table:table-cell>
          <table:table-cell office:value-type="float" office:value="898.43" calcext:value-type="float">
            <text:p>898,43</text:p>
          </table:table-cell>
          <table:table-cell table:formula="of:=[.H4]/[.G4]" office:value-type="float" office:value="4.18953333333333" calcext:value-type="float">
            <text:p>4,19</text:p>
          </table:table-cell>
          <table:table-cell table:formula="of:=[.I4]/[.G4]" office:value-type="float" office:value="5.98953333333333" calcext:value-type="float">
            <text:p>5,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52.38" calcext:value-type="float">
            <text:p>652,38</text:p>
          </table:table-cell>
          <table:table-cell office:value-type="float" office:value="1080.64" calcext:value-type="float">
            <text:p>1080,64</text:p>
          </table:table-cell>
          <table:table-cell table:formula="of:=[.N4]/[.M4]" office:value-type="float" office:value="4.3492" calcext:value-type="float">
            <text:p>4,35</text:p>
          </table:table-cell>
          <table:table-cell table:formula="of:=[.O4]/[.M4]" office:value-type="float" office:value="7.20426666666667" calcext:value-type="float">
            <text:p>7,2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91.01" calcext:value-type="float">
            <text:p>691,01</text:p>
          </table:table-cell>
          <table:table-cell office:value-type="float" office:value="1797.14" calcext:value-type="float">
            <text:p>1797,14</text:p>
          </table:table-cell>
          <table:table-cell table:formula="of:=[.T4]/[.S4]" office:value-type="float" office:value="4.60673333333333" calcext:value-type="float">
            <text:p>4,61</text:p>
          </table:table-cell>
          <table:table-cell table:formula="of:=[.U4]/[.S4]" office:value-type="float" office:value="11.9809333333333" calcext:value-type="float">
            <text:p>11,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39.38" calcext:value-type="float">
            <text:p>10039,38</text:p>
          </table:table-cell>
          <table:table-cell office:value-type="float" office:value="10040.19" calcext:value-type="float">
            <text:p>10040,19</text:p>
          </table:table-cell>
          <table:table-cell table:formula="of:=[.B5]/[.A5]" office:value-type="float" office:value="50.1969" calcext:value-type="float">
            <text:p>50,20</text:p>
          </table:table-cell>
          <table:table-cell table:formula="of:=[.C5]/[.A5]" office:value-type="float" office:value="50.20095" calcext:value-type="float">
            <text:p>50,2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84.25" calcext:value-type="float">
            <text:p>884,25</text:p>
          </table:table-cell>
          <table:table-cell office:value-type="float" office:value="1280.42" calcext:value-type="float">
            <text:p>1280,42</text:p>
          </table:table-cell>
          <table:table-cell table:formula="of:=[.H5]/[.G5]" office:value-type="float" office:value="4.42125" calcext:value-type="float">
            <text:p>4,42</text:p>
          </table:table-cell>
          <table:table-cell table:formula="of:=[.I5]/[.G5]" office:value-type="float" office:value="6.4021" calcext:value-type="float">
            <text:p>6,4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30.47" calcext:value-type="float">
            <text:p>930,47</text:p>
          </table:table-cell>
          <table:table-cell office:value-type="float" office:value="1552.33" calcext:value-type="float">
            <text:p>1552,33</text:p>
          </table:table-cell>
          <table:table-cell table:formula="of:=[.N5]/[.M5]" office:value-type="float" office:value="4.65235" calcext:value-type="float">
            <text:p>4,65</text:p>
          </table:table-cell>
          <table:table-cell table:formula="of:=[.O5]/[.M5]" office:value-type="float" office:value="7.76165" calcext:value-type="float">
            <text:p>7,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63.18" calcext:value-type="float">
            <text:p>963,18</text:p>
          </table:table-cell>
          <table:table-cell office:value-type="float" office:value="2742.92" calcext:value-type="float">
            <text:p>2742,92</text:p>
          </table:table-cell>
          <table:table-cell table:formula="of:=[.T5]/[.S5]" office:value-type="float" office:value="4.8159" calcext:value-type="float">
            <text:p>4,82</text:p>
          </table:table-cell>
          <table:table-cell table:formula="of:=[.U5]/[.S5]" office:value-type="float" office:value="13.7146" calcext:value-type="float">
            <text:p>13,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791.63" calcext:value-type="float">
            <text:p>15791,63</text:p>
          </table:table-cell>
          <table:table-cell office:value-type="float" office:value="15792.01" calcext:value-type="float">
            <text:p>15792,01</text:p>
          </table:table-cell>
          <table:table-cell table:formula="of:=[.B6]/[.A6]" office:value-type="float" office:value="63.16652" calcext:value-type="float">
            <text:p>63,17</text:p>
          </table:table-cell>
          <table:table-cell table:formula="of:=[.C6]/[.A6]" office:value-type="float" office:value="63.16804" calcext:value-type="float">
            <text:p>63,1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145.59" calcext:value-type="float">
            <text:p>1145,59</text:p>
          </table:table-cell>
          <table:table-cell office:value-type="float" office:value="1678.21" calcext:value-type="float">
            <text:p>1678,21</text:p>
          </table:table-cell>
          <table:table-cell table:formula="of:=[.H6]/[.G6]" office:value-type="float" office:value="4.58236" calcext:value-type="float">
            <text:p>4,58</text:p>
          </table:table-cell>
          <table:table-cell table:formula="of:=[.I6]/[.G6]" office:value-type="float" office:value="6.71284" calcext:value-type="float">
            <text:p>6,7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19" calcext:value-type="float">
            <text:p>1219</text:p>
          </table:table-cell>
          <table:table-cell office:value-type="float" office:value="2028.32" calcext:value-type="float">
            <text:p>2028,32</text:p>
          </table:table-cell>
          <table:table-cell table:formula="of:=[.N6]/[.M6]" office:value-type="float" office:value="4.876" calcext:value-type="float">
            <text:p>4,88</text:p>
          </table:table-cell>
          <table:table-cell table:formula="of:=[.O6]/[.M6]" office:value-type="float" office:value="8.11328" calcext:value-type="float">
            <text:p>8,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70.9" calcext:value-type="float">
            <text:p>1270,9</text:p>
          </table:table-cell>
          <table:table-cell office:value-type="float" office:value="3625.36" calcext:value-type="float">
            <text:p>3625,36</text:p>
          </table:table-cell>
          <table:table-cell table:formula="of:=[.T6]/[.S6]" office:value-type="float" office:value="5.0836" calcext:value-type="float">
            <text:p>5,08</text:p>
          </table:table-cell>
          <table:table-cell table:formula="of:=[.U6]/[.S6]" office:value-type="float" office:value="14.50144" calcext:value-type="float">
            <text:p>14,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59.76" calcext:value-type="float">
            <text:p>22659,76</text:p>
          </table:table-cell>
          <table:table-cell office:value-type="float" office:value="22659.87" calcext:value-type="float">
            <text:p>22659,87</text:p>
          </table:table-cell>
          <table:table-cell table:formula="of:=[.B7]/[.A7]" office:value-type="float" office:value="75.5325333333333" calcext:value-type="float">
            <text:p>75,53</text:p>
          </table:table-cell>
          <table:table-cell table:formula="of:=[.C7]/[.A7]" office:value-type="float" office:value="75.5329" calcext:value-type="float">
            <text:p>75,5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04.57" calcext:value-type="float">
            <text:p>1404,57</text:p>
          </table:table-cell>
          <table:table-cell office:value-type="float" office:value="2099.32" calcext:value-type="float">
            <text:p>2099,32</text:p>
          </table:table-cell>
          <table:table-cell table:formula="of:=[.H7]/[.G7]" office:value-type="float" office:value="4.6819" calcext:value-type="float">
            <text:p>4,68</text:p>
          </table:table-cell>
          <table:table-cell table:formula="of:=[.I7]/[.G7]" office:value-type="float" office:value="6.99773333333333" calcext:value-type="float">
            <text:p>7,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03.86" calcext:value-type="float">
            <text:p>1503,86</text:p>
          </table:table-cell>
          <table:table-cell office:value-type="float" office:value="2564.34" calcext:value-type="float">
            <text:p>2564,34</text:p>
          </table:table-cell>
          <table:table-cell table:formula="of:=[.N7]/[.M7]" office:value-type="float" office:value="5.01286666666667" calcext:value-type="float">
            <text:p>5,01</text:p>
          </table:table-cell>
          <table:table-cell table:formula="of:=[.O7]/[.M7]" office:value-type="float" office:value="8.5478" calcext:value-type="float">
            <text:p>8,5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72.57" calcext:value-type="float">
            <text:p>1572,57</text:p>
          </table:table-cell>
          <table:table-cell office:value-type="float" office:value="4616.39" calcext:value-type="float">
            <text:p>4616,39</text:p>
          </table:table-cell>
          <table:table-cell table:formula="of:=[.T7]/[.S7]" office:value-type="float" office:value="5.2419" calcext:value-type="float">
            <text:p>5,24</text:p>
          </table:table-cell>
          <table:table-cell table:formula="of:=[.U7]/[.S7]" office:value-type="float" office:value="15.3879666666667" calcext:value-type="float">
            <text:p>15,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922.82" calcext:value-type="float">
            <text:p>30922,82</text:p>
          </table:table-cell>
          <table:table-cell office:value-type="float" office:value="30923.18" calcext:value-type="float">
            <text:p>30923,18</text:p>
          </table:table-cell>
          <table:table-cell table:formula="of:=[.B8]/[.A8]" office:value-type="float" office:value="88.3509142857143" calcext:value-type="float">
            <text:p>88,35</text:p>
          </table:table-cell>
          <table:table-cell table:formula="of:=[.C8]/[.A8]" office:value-type="float" office:value="88.3519428571429" calcext:value-type="float">
            <text:p>88,3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682.33" calcext:value-type="float">
            <text:p>1682,33</text:p>
          </table:table-cell>
          <table:table-cell office:value-type="float" office:value="2525.91" calcext:value-type="float">
            <text:p>2525,91</text:p>
          </table:table-cell>
          <table:table-cell table:formula="of:=[.H8]/[.G8]" office:value-type="float" office:value="4.80665714285714" calcext:value-type="float">
            <text:p>4,81</text:p>
          </table:table-cell>
          <table:table-cell table:formula="of:=[.I8]/[.G8]" office:value-type="float" office:value="7.21688571428571" calcext:value-type="float">
            <text:p>7,2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807.02" calcext:value-type="float">
            <text:p>1807,02</text:p>
          </table:table-cell>
          <table:table-cell office:value-type="float" office:value="3102.27" calcext:value-type="float">
            <text:p>3102,27</text:p>
          </table:table-cell>
          <table:table-cell table:formula="of:=[.N8]/[.M8]" office:value-type="float" office:value="5.16291428571429" calcext:value-type="float">
            <text:p>5,16</text:p>
          </table:table-cell>
          <table:table-cell table:formula="of:=[.O8]/[.M8]" office:value-type="float" office:value="8.86362857142857" calcext:value-type="float">
            <text:p>8,8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880.24" calcext:value-type="float">
            <text:p>1880,24</text:p>
          </table:table-cell>
          <table:table-cell office:value-type="float" office:value="5529.96" calcext:value-type="float">
            <text:p>5529,96</text:p>
          </table:table-cell>
          <table:table-cell table:formula="of:=[.T8]/[.S8]" office:value-type="float" office:value="5.37211428571429" calcext:value-type="float">
            <text:p>5,37</text:p>
          </table:table-cell>
          <table:table-cell table:formula="of:=[.U8]/[.S8]" office:value-type="float" office:value="15.7998857142857" calcext:value-type="float">
            <text:p>15,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243.06" calcext:value-type="float">
            <text:p>40243,06</text:p>
          </table:table-cell>
          <table:table-cell office:value-type="float" office:value="40243.61" calcext:value-type="float">
            <text:p>40243,61</text:p>
          </table:table-cell>
          <table:table-cell table:formula="of:=[.B9]/[.A9]" office:value-type="float" office:value="100.60765" calcext:value-type="float">
            <text:p>100,61</text:p>
          </table:table-cell>
          <table:table-cell table:formula="of:=[.C9]/[.A9]" office:value-type="float" office:value="100.609025" calcext:value-type="float">
            <text:p>100,6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72.78" calcext:value-type="float">
            <text:p>1972,78</text:p>
          </table:table-cell>
          <table:table-cell office:value-type="float" office:value="2959.84" calcext:value-type="float">
            <text:p>2959,84</text:p>
          </table:table-cell>
          <table:table-cell table:formula="of:=[.H9]/[.G9]" office:value-type="float" office:value="4.93195" calcext:value-type="float">
            <text:p>4,93</text:p>
          </table:table-cell>
          <table:table-cell table:formula="of:=[.I9]/[.G9]" office:value-type="float" office:value="7.3996" calcext:value-type="float">
            <text:p>7,4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133.88" calcext:value-type="float">
            <text:p>2133,88</text:p>
          </table:table-cell>
          <table:table-cell office:value-type="float" office:value="3696.19" calcext:value-type="float">
            <text:p>3696,19</text:p>
          </table:table-cell>
          <table:table-cell table:formula="of:=[.N9]/[.M9]" office:value-type="float" office:value="5.3347" calcext:value-type="float">
            <text:p>5,33</text:p>
          </table:table-cell>
          <table:table-cell table:formula="of:=[.O9]/[.M9]" office:value-type="float" office:value="9.240475" calcext:value-type="float">
            <text:p>9,2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148.82" calcext:value-type="float">
            <text:p>2148,82</text:p>
          </table:table-cell>
          <table:table-cell office:value-type="float" office:value="6654.89" calcext:value-type="float">
            <text:p>6654,89</text:p>
          </table:table-cell>
          <table:table-cell table:formula="of:=[.T9]/[.S9]" office:value-type="float" office:value="5.37205" calcext:value-type="float">
            <text:p>5,37</text:p>
          </table:table-cell>
          <table:table-cell table:formula="of:=[.U9]/[.S9]" office:value-type="float" office:value="16.637225" calcext:value-type="float">
            <text:p>16,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651.31" calcext:value-type="float">
            <text:p>50651,31</text:p>
          </table:table-cell>
          <table:table-cell office:value-type="float" office:value="50651.52" calcext:value-type="float">
            <text:p>50651,52</text:p>
          </table:table-cell>
          <table:table-cell table:formula="of:=[.B10]/[.A10]" office:value-type="float" office:value="112.558466666667" calcext:value-type="float">
            <text:p>112,56</text:p>
          </table:table-cell>
          <table:table-cell table:formula="of:=[.C10]/[.A10]" office:value-type="float" office:value="112.558933333333" calcext:value-type="float">
            <text:p>112,5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251.28" calcext:value-type="float">
            <text:p>2251,28</text:p>
          </table:table-cell>
          <table:table-cell office:value-type="float" office:value="3404.21" calcext:value-type="float">
            <text:p>3404,21</text:p>
          </table:table-cell>
          <table:table-cell table:formula="of:=[.H10]/[.G10]" office:value-type="float" office:value="5.00284444444445" calcext:value-type="float">
            <text:p>5,00</text:p>
          </table:table-cell>
          <table:table-cell table:formula="of:=[.I10]/[.G10]" office:value-type="float" office:value="7.56491111111111" calcext:value-type="float">
            <text:p>7,5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445.5" calcext:value-type="float">
            <text:p>2445,5</text:p>
          </table:table-cell>
          <table:table-cell office:value-type="float" office:value="4236.71" calcext:value-type="float">
            <text:p>4236,71</text:p>
          </table:table-cell>
          <table:table-cell table:formula="of:=[.N10]/[.M10]" office:value-type="float" office:value="5.43444444444445" calcext:value-type="float">
            <text:p>5,43</text:p>
          </table:table-cell>
          <table:table-cell table:formula="of:=[.O10]/[.M10]" office:value-type="float" office:value="9.41491111111111" calcext:value-type="float">
            <text:p>9,4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547.35" calcext:value-type="float">
            <text:p>2547,35</text:p>
          </table:table-cell>
          <table:table-cell office:value-type="float" office:value="7615.96" calcext:value-type="float">
            <text:p>7615,96</text:p>
          </table:table-cell>
          <table:table-cell table:formula="of:=[.T10]/[.S10]" office:value-type="float" office:value="5.66077777777778" calcext:value-type="float">
            <text:p>5,66</text:p>
          </table:table-cell>
          <table:table-cell table:formula="of:=[.U10]/[.S10]" office:value-type="float" office:value="16.9243555555556" calcext:value-type="float">
            <text:p>16,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2641.3" calcext:value-type="float">
            <text:p>62641,3</text:p>
          </table:table-cell>
          <table:table-cell office:value-type="float" office:value="62641.65" calcext:value-type="float">
            <text:p>62641,65</text:p>
          </table:table-cell>
          <table:table-cell table:formula="of:=[.B11]/[.A11]" office:value-type="float" office:value="125.2826" calcext:value-type="float">
            <text:p>125,28</text:p>
          </table:table-cell>
          <table:table-cell table:formula="of:=[.C11]/[.A11]" office:value-type="float" office:value="125.2833" calcext:value-type="float">
            <text:p>125,2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39.63" calcext:value-type="float">
            <text:p>2539,63</text:p>
          </table:table-cell>
          <table:table-cell office:value-type="float" office:value="3854.41" calcext:value-type="float">
            <text:p>3854,41</text:p>
          </table:table-cell>
          <table:table-cell table:formula="of:=[.H11]/[.G11]" office:value-type="float" office:value="5.07926" calcext:value-type="float">
            <text:p>5,08</text:p>
          </table:table-cell>
          <table:table-cell table:formula="of:=[.I11]/[.G11]" office:value-type="float" office:value="7.70882" calcext:value-type="float">
            <text:p>7,7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89.71" calcext:value-type="float">
            <text:p>2789,71</text:p>
          </table:table-cell>
          <table:table-cell office:value-type="float" office:value="4804.47" calcext:value-type="float">
            <text:p>4804,47</text:p>
          </table:table-cell>
          <table:table-cell table:formula="of:=[.N11]/[.M11]" office:value-type="float" office:value="5.57942" calcext:value-type="float">
            <text:p>5,58</text:p>
          </table:table-cell>
          <table:table-cell table:formula="of:=[.O11]/[.M11]" office:value-type="float" office:value="9.60894" calcext:value-type="float">
            <text:p>9,6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815.75" calcext:value-type="float">
            <text:p>2815,75</text:p>
          </table:table-cell>
          <table:table-cell office:value-type="float" office:value="8454.43" calcext:value-type="float">
            <text:p>8454,43</text:p>
          </table:table-cell>
          <table:table-cell table:formula="of:=[.T11]/[.S11]" office:value-type="float" office:value="5.6315" calcext:value-type="float">
            <text:p>5,63</text:p>
          </table:table-cell>
          <table:table-cell table:formula="of:=[.U11]/[.S11]" office:value-type="float" office:value="16.90886" calcext:value-type="float">
            <text:p>16,9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6107.68" calcext:value-type="float">
            <text:p>76107,68</text:p>
          </table:table-cell>
          <table:table-cell office:value-type="float" office:value="76107.86" calcext:value-type="float">
            <text:p>76107,86</text:p>
          </table:table-cell>
          <table:table-cell table:formula="of:=[.B12]/[.A12]" office:value-type="float" office:value="138.3776" calcext:value-type="float">
            <text:p>138,38</text:p>
          </table:table-cell>
          <table:table-cell table:formula="of:=[.C12]/[.A12]" office:value-type="float" office:value="138.377927272727" calcext:value-type="float">
            <text:p>138,3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818.36" calcext:value-type="float">
            <text:p>2818,36</text:p>
          </table:table-cell>
          <table:table-cell office:value-type="float" office:value="4320.32" calcext:value-type="float">
            <text:p>4320,32</text:p>
          </table:table-cell>
          <table:table-cell table:formula="of:=[.H12]/[.G12]" office:value-type="float" office:value="5.12429090909091" calcext:value-type="float">
            <text:p>5,12</text:p>
          </table:table-cell>
          <table:table-cell table:formula="of:=[.I12]/[.G12]" office:value-type="float" office:value="7.85512727272727" calcext:value-type="float">
            <text:p>7,8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120.16" calcext:value-type="float">
            <text:p>3120,16</text:p>
          </table:table-cell>
          <table:table-cell office:value-type="float" office:value="5342.88" calcext:value-type="float">
            <text:p>5342,88</text:p>
          </table:table-cell>
          <table:table-cell table:formula="of:=[.N12]/[.M12]" office:value-type="float" office:value="5.67301818181818" calcext:value-type="float">
            <text:p>5,67</text:p>
          </table:table-cell>
          <table:table-cell table:formula="of:=[.O12]/[.M12]" office:value-type="float" office:value="9.71432727272727" calcext:value-type="float">
            <text:p>9,7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175.96" calcext:value-type="float">
            <text:p>3175,96</text:p>
          </table:table-cell>
          <table:table-cell office:value-type="float" office:value="9714.86" calcext:value-type="float">
            <text:p>9714,86</text:p>
          </table:table-cell>
          <table:table-cell table:formula="of:=[.T12]/[.S12]" office:value-type="float" office:value="5.77447272727273" calcext:value-type="float">
            <text:p>5,77</text:p>
          </table:table-cell>
          <table:table-cell table:formula="of:=[.U12]/[.S12]" office:value-type="float" office:value="17.6633818181818" calcext:value-type="float">
            <text:p>17,6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427.27" calcext:value-type="float">
            <text:p>90427,27</text:p>
          </table:table-cell>
          <table:table-cell office:value-type="float" office:value="90427.12" calcext:value-type="float">
            <text:p>90427,12</text:p>
          </table:table-cell>
          <table:table-cell table:formula="of:=[.B13]/[.A13]" office:value-type="float" office:value="150.712116666667" calcext:value-type="float">
            <text:p>150,71</text:p>
          </table:table-cell>
          <table:table-cell table:formula="of:=[.C13]/[.A13]" office:value-type="float" office:value="150.711866666667" calcext:value-type="float">
            <text:p>150,7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112.02" calcext:value-type="float">
            <text:p>3112,02</text:p>
          </table:table-cell>
          <table:table-cell office:value-type="float" office:value="4790.78" calcext:value-type="float">
            <text:p>4790,78</text:p>
          </table:table-cell>
          <table:table-cell table:formula="of:=[.H13]/[.G13]" office:value-type="float" office:value="5.1867" calcext:value-type="float">
            <text:p>5,19</text:p>
          </table:table-cell>
          <table:table-cell table:formula="of:=[.I13]/[.G13]" office:value-type="float" office:value="7.98463333333333" calcext:value-type="float">
            <text:p>7,9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475.75" calcext:value-type="float">
            <text:p>3475,75</text:p>
          </table:table-cell>
          <table:table-cell office:value-type="float" office:value="5972.29" calcext:value-type="float">
            <text:p>5972,29</text:p>
          </table:table-cell>
          <table:table-cell table:formula="of:=[.N13]/[.M13]" office:value-type="float" office:value="5.79291666666667" calcext:value-type="float">
            <text:p>5,79</text:p>
          </table:table-cell>
          <table:table-cell table:formula="of:=[.O13]/[.M13]" office:value-type="float" office:value="9.95381666666667" calcext:value-type="float">
            <text:p>9,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500.64" calcext:value-type="float">
            <text:p>3500,64</text:p>
          </table:table-cell>
          <table:table-cell office:value-type="float" office:value="11057.73" calcext:value-type="float">
            <text:p>11057,73</text:p>
          </table:table-cell>
          <table:table-cell table:formula="of:=[.T13]/[.S13]" office:value-type="float" office:value="5.8344" calcext:value-type="float">
            <text:p>5,83</text:p>
          </table:table-cell>
          <table:table-cell table:formula="of:=[.U13]/[.S13]" office:value-type="float" office:value="18.42955" calcext:value-type="float">
            <text:p>18,4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6465.26" calcext:value-type="float">
            <text:p>106465,26</text:p>
          </table:table-cell>
          <table:table-cell office:value-type="float" office:value="106465.67" calcext:value-type="float">
            <text:p>106465,67</text:p>
          </table:table-cell>
          <table:table-cell table:formula="of:=[.B14]/[.A14]" office:value-type="float" office:value="163.792707692308" calcext:value-type="float">
            <text:p>163,79</text:p>
          </table:table-cell>
          <table:table-cell table:formula="of:=[.C14]/[.A14]" office:value-type="float" office:value="163.793338461538" calcext:value-type="float">
            <text:p>163,79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425.85" calcext:value-type="float">
            <text:p>3425,85</text:p>
          </table:table-cell>
          <table:table-cell office:value-type="float" office:value="5267.6" calcext:value-type="float">
            <text:p>5267,6</text:p>
          </table:table-cell>
          <table:table-cell table:formula="of:=[.H14]/[.G14]" office:value-type="float" office:value="5.27053846153846" calcext:value-type="float">
            <text:p>5,27</text:p>
          </table:table-cell>
          <table:table-cell table:formula="of:=[.I14]/[.G14]" office:value-type="float" office:value="8.104" calcext:value-type="float">
            <text:p>8,10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821.28" calcext:value-type="float">
            <text:p>3821,28</text:p>
          </table:table-cell>
          <table:table-cell office:value-type="float" office:value="6597.77" calcext:value-type="float">
            <text:p>6597,77</text:p>
          </table:table-cell>
          <table:table-cell table:formula="of:=[.N14]/[.M14]" office:value-type="float" office:value="5.87889230769231" calcext:value-type="float">
            <text:p>5,88</text:p>
          </table:table-cell>
          <table:table-cell table:formula="of:=[.O14]/[.M14]" office:value-type="float" office:value="10.1504153846154" calcext:value-type="float">
            <text:p>10,1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893.49" calcext:value-type="float">
            <text:p>3893,49</text:p>
          </table:table-cell>
          <table:table-cell office:value-type="float" office:value="12131.1" calcext:value-type="float">
            <text:p>12131,1</text:p>
          </table:table-cell>
          <table:table-cell table:formula="of:=[.T14]/[.S14]" office:value-type="float" office:value="5.98998461538462" calcext:value-type="float">
            <text:p>5,99</text:p>
          </table:table-cell>
          <table:table-cell table:formula="of:=[.U14]/[.S14]" office:value-type="float" office:value="18.6632307692308" calcext:value-type="float">
            <text:p>18,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2959.2" calcext:value-type="float">
            <text:p>122959,2</text:p>
          </table:table-cell>
          <table:table-cell office:value-type="float" office:value="122959.51" calcext:value-type="float">
            <text:p>122959,51</text:p>
          </table:table-cell>
          <table:table-cell table:formula="of:=[.B15]/[.A15]" office:value-type="float" office:value="175.656" calcext:value-type="float">
            <text:p>175,66</text:p>
          </table:table-cell>
          <table:table-cell table:formula="of:=[.C15]/[.A15]" office:value-type="float" office:value="175.656442857143" calcext:value-type="float">
            <text:p>175,6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721.34" calcext:value-type="float">
            <text:p>3721,34</text:p>
          </table:table-cell>
          <table:table-cell office:value-type="float" office:value="5751.48" calcext:value-type="float">
            <text:p>5751,48</text:p>
          </table:table-cell>
          <table:table-cell table:formula="of:=[.H15]/[.G15]" office:value-type="float" office:value="5.3162" calcext:value-type="float">
            <text:p>5,32</text:p>
          </table:table-cell>
          <table:table-cell table:formula="of:=[.I15]/[.G15]" office:value-type="float" office:value="8.2164" calcext:value-type="float">
            <text:p>8,2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151.46" calcext:value-type="float">
            <text:p>4151,46</text:p>
          </table:table-cell>
          <table:table-cell office:value-type="float" office:value="7155.49" calcext:value-type="float">
            <text:p>7155,49</text:p>
          </table:table-cell>
          <table:table-cell table:formula="of:=[.N15]/[.M15]" office:value-type="float" office:value="5.93065714285714" calcext:value-type="float">
            <text:p>5,93</text:p>
          </table:table-cell>
          <table:table-cell table:formula="of:=[.O15]/[.M15]" office:value-type="float" office:value="10.2221285714286" calcext:value-type="float">
            <text:p>10,2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226.57" calcext:value-type="float">
            <text:p>4226,57</text:p>
          </table:table-cell>
          <table:table-cell office:value-type="float" office:value="13227.03" calcext:value-type="float">
            <text:p>13227,03</text:p>
          </table:table-cell>
          <table:table-cell table:formula="of:=[.T15]/[.S15]" office:value-type="float" office:value="6.03795714285714" calcext:value-type="float">
            <text:p>6,04</text:p>
          </table:table-cell>
          <table:table-cell table:formula="of:=[.U15]/[.S15]" office:value-type="float" office:value="18.8957571428571" calcext:value-type="float">
            <text:p>18,9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1319.15" calcext:value-type="float">
            <text:p>141319,15</text:p>
          </table:table-cell>
          <table:table-cell office:value-type="float" office:value="141319.98" calcext:value-type="float">
            <text:p>141319,98</text:p>
          </table:table-cell>
          <table:table-cell table:formula="of:=[.B16]/[.A16]" office:value-type="float" office:value="188.425533333333" calcext:value-type="float">
            <text:p>188,43</text:p>
          </table:table-cell>
          <table:table-cell table:formula="of:=[.C16]/[.A16]" office:value-type="float" office:value="188.42664" calcext:value-type="float">
            <text:p>188,4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040.78" calcext:value-type="float">
            <text:p>4040,78</text:p>
          </table:table-cell>
          <table:table-cell office:value-type="float" office:value="6234.34" calcext:value-type="float">
            <text:p>6234,34</text:p>
          </table:table-cell>
          <table:table-cell table:formula="of:=[.H16]/[.G16]" office:value-type="float" office:value="5.38770666666667" calcext:value-type="float">
            <text:p>5,39</text:p>
          </table:table-cell>
          <table:table-cell table:formula="of:=[.I16]/[.G16]" office:value-type="float" office:value="8.31245333333333" calcext:value-type="float">
            <text:p>8,31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445.57" calcext:value-type="float">
            <text:p>4445,57</text:p>
          </table:table-cell>
          <table:table-cell office:value-type="float" office:value="7777.98" calcext:value-type="float">
            <text:p>7777,98</text:p>
          </table:table-cell>
          <table:table-cell table:formula="of:=[.N16]/[.M16]" office:value-type="float" office:value="5.92742666666667" calcext:value-type="float">
            <text:p>5,93</text:p>
          </table:table-cell>
          <table:table-cell table:formula="of:=[.O16]/[.M16]" office:value-type="float" office:value="10.37064" calcext:value-type="float">
            <text:p>10,37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562.76" calcext:value-type="float">
            <text:p>4562,76</text:p>
          </table:table-cell>
          <table:table-cell office:value-type="float" office:value="14678.98" calcext:value-type="float">
            <text:p>14678,98</text:p>
          </table:table-cell>
          <table:table-cell table:formula="of:=[.T16]/[.S16]" office:value-type="float" office:value="6.08368" calcext:value-type="float">
            <text:p>6,08</text:p>
          </table:table-cell>
          <table:table-cell table:formula="of:=[.U16]/[.S16]" office:value-type="float" office:value="19.5719733333333" calcext:value-type="float">
            <text:p>19,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182.66" calcext:value-type="float">
            <text:p>160182,66</text:p>
          </table:table-cell>
          <table:table-cell office:value-type="float" office:value="160183.11" calcext:value-type="float">
            <text:p>160183,11</text:p>
          </table:table-cell>
          <table:table-cell table:formula="of:=[.B17]/[.A17]" office:value-type="float" office:value="200.228325" calcext:value-type="float">
            <text:p>200,23</text:p>
          </table:table-cell>
          <table:table-cell table:formula="of:=[.C17]/[.A17]" office:value-type="float" office:value="200.2288875" calcext:value-type="float">
            <text:p>200,2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340.32" calcext:value-type="float">
            <text:p>4340,32</text:p>
          </table:table-cell>
          <table:table-cell office:value-type="float" office:value="6723.23" calcext:value-type="float">
            <text:p>6723,23</text:p>
          </table:table-cell>
          <table:table-cell table:formula="of:=[.H17]/[.G17]" office:value-type="float" office:value="5.4254" calcext:value-type="float">
            <text:p>5,43</text:p>
          </table:table-cell>
          <table:table-cell table:formula="of:=[.I17]/[.G17]" office:value-type="float" office:value="8.4040375" calcext:value-type="float">
            <text:p>8,4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880.83" calcext:value-type="float">
            <text:p>4880,83</text:p>
          </table:table-cell>
          <table:table-cell office:value-type="float" office:value="8415.69" calcext:value-type="float">
            <text:p>8415,69</text:p>
          </table:table-cell>
          <table:table-cell table:formula="of:=[.N17]/[.M17]" office:value-type="float" office:value="6.1010375" calcext:value-type="float">
            <text:p>6,10</text:p>
          </table:table-cell>
          <table:table-cell table:formula="of:=[.O17]/[.M17]" office:value-type="float" office:value="10.5196125" calcext:value-type="float">
            <text:p>10,5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946.36" calcext:value-type="float">
            <text:p>4946,36</text:p>
          </table:table-cell>
          <table:table-cell office:value-type="float" office:value="15639.69" calcext:value-type="float">
            <text:p>15639,69</text:p>
          </table:table-cell>
          <table:table-cell table:formula="of:=[.T17]/[.S17]" office:value-type="float" office:value="6.18295" calcext:value-type="float">
            <text:p>6,18</text:p>
          </table:table-cell>
          <table:table-cell table:formula="of:=[.U17]/[.S17]" office:value-type="float" office:value="19.5496125" calcext:value-type="float">
            <text:p>19,5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81000.34" calcext:value-type="float">
            <text:p>181000,34</text:p>
          </table:table-cell>
          <table:table-cell office:value-type="float" office:value="181000.48" calcext:value-type="float">
            <text:p>181000,48</text:p>
          </table:table-cell>
          <table:table-cell table:formula="of:=[.B18]/[.A18]" office:value-type="float" office:value="212.941576470588" calcext:value-type="float">
            <text:p>212,94</text:p>
          </table:table-cell>
          <table:table-cell table:formula="of:=[.C18]/[.A18]" office:value-type="float" office:value="212.941741176471" calcext:value-type="float">
            <text:p>212,94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4632.75" calcext:value-type="float">
            <text:p>4632,75</text:p>
          </table:table-cell>
          <table:table-cell office:value-type="float" office:value="7212.38" calcext:value-type="float">
            <text:p>7212,38</text:p>
          </table:table-cell>
          <table:table-cell table:formula="of:=[.H18]/[.G18]" office:value-type="float" office:value="5.45029411764706" calcext:value-type="float">
            <text:p>5,45</text:p>
          </table:table-cell>
          <table:table-cell table:formula="of:=[.I18]/[.G18]" office:value-type="float" office:value="8.48515294117647" calcext:value-type="float">
            <text:p>8,49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190.92" calcext:value-type="float">
            <text:p>5190,92</text:p>
          </table:table-cell>
          <table:table-cell office:value-type="float" office:value="9099.9" calcext:value-type="float">
            <text:p>9099,9</text:p>
          </table:table-cell>
          <table:table-cell table:formula="of:=[.N18]/[.M18]" office:value-type="float" office:value="6.10696470588235" calcext:value-type="float">
            <text:p>6,11</text:p>
          </table:table-cell>
          <table:table-cell table:formula="of:=[.O18]/[.M18]" office:value-type="float" office:value="10.7057647058824" calcext:value-type="float">
            <text:p>10,7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228.09" calcext:value-type="float">
            <text:p>5228,09</text:p>
          </table:table-cell>
          <table:table-cell office:value-type="float" office:value="17233.01" calcext:value-type="float">
            <text:p>17233,01</text:p>
          </table:table-cell>
          <table:table-cell table:formula="of:=[.T18]/[.S18]" office:value-type="float" office:value="6.15069411764706" calcext:value-type="float">
            <text:p>6,15</text:p>
          </table:table-cell>
          <table:table-cell table:formula="of:=[.U18]/[.S18]" office:value-type="float" office:value="20.2741294117647" calcext:value-type="float">
            <text:p>20,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2818.47" calcext:value-type="float">
            <text:p>202818,47</text:p>
          </table:table-cell>
          <table:table-cell office:value-type="float" office:value="202819.21" calcext:value-type="float">
            <text:p>202819,21</text:p>
          </table:table-cell>
          <table:table-cell table:formula="of:=[.B19]/[.A19]" office:value-type="float" office:value="225.353855555556" calcext:value-type="float">
            <text:p>225,35</text:p>
          </table:table-cell>
          <table:table-cell table:formula="of:=[.C19]/[.A19]" office:value-type="float" office:value="225.354677777778" calcext:value-type="float">
            <text:p>225,3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951.97" calcext:value-type="float">
            <text:p>4951,97</text:p>
          </table:table-cell>
          <table:table-cell office:value-type="float" office:value="7710.25" calcext:value-type="float">
            <text:p>7710,25</text:p>
          </table:table-cell>
          <table:table-cell table:formula="of:=[.H19]/[.G19]" office:value-type="float" office:value="5.50218888888889" calcext:value-type="float">
            <text:p>5,50</text:p>
          </table:table-cell>
          <table:table-cell table:formula="of:=[.I19]/[.G19]" office:value-type="float" office:value="8.56694444444445" calcext:value-type="float">
            <text:p>8,5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500.26" calcext:value-type="float">
            <text:p>5500,26</text:p>
          </table:table-cell>
          <table:table-cell office:value-type="float" office:value="9592.36" calcext:value-type="float">
            <text:p>9592,36</text:p>
          </table:table-cell>
          <table:table-cell table:formula="of:=[.N19]/[.M19]" office:value-type="float" office:value="6.1114" calcext:value-type="float">
            <text:p>6,11</text:p>
          </table:table-cell>
          <table:table-cell table:formula="of:=[.O19]/[.M19]" office:value-type="float" office:value="10.6581777777778" calcext:value-type="float">
            <text:p>10,6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617.53" calcext:value-type="float">
            <text:p>5617,53</text:p>
          </table:table-cell>
          <table:table-cell office:value-type="float" office:value="18062.54" calcext:value-type="float">
            <text:p>18062,54</text:p>
          </table:table-cell>
          <table:table-cell table:formula="of:=[.T19]/[.S19]" office:value-type="float" office:value="6.2417" calcext:value-type="float">
            <text:p>6,24</text:p>
          </table:table-cell>
          <table:table-cell table:formula="of:=[.U19]/[.S19]" office:value-type="float" office:value="20.0694888888889" calcext:value-type="float">
            <text:p>20,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5386.06" calcext:value-type="float">
            <text:p>225386,06</text:p>
          </table:table-cell>
          <table:table-cell office:value-type="float" office:value="225386.43" calcext:value-type="float">
            <text:p>225386,43</text:p>
          </table:table-cell>
          <table:table-cell table:formula="of:=[.B20]/[.A20]" office:value-type="float" office:value="237.248484210526" calcext:value-type="float">
            <text:p>237,25</text:p>
          </table:table-cell>
          <table:table-cell table:formula="of:=[.C20]/[.A20]" office:value-type="float" office:value="237.248873684211" calcext:value-type="float">
            <text:p>237,25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249.56" calcext:value-type="float">
            <text:p>5249,56</text:p>
          </table:table-cell>
          <table:table-cell office:value-type="float" office:value="8208.44" calcext:value-type="float">
            <text:p>8208,44</text:p>
          </table:table-cell>
          <table:table-cell table:formula="of:=[.H20]/[.G20]" office:value-type="float" office:value="5.52585263157895" calcext:value-type="float">
            <text:p>5,53</text:p>
          </table:table-cell>
          <table:table-cell table:formula="of:=[.I20]/[.G20]" office:value-type="float" office:value="8.64046315789474" calcext:value-type="float">
            <text:p>8,64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868.65" calcext:value-type="float">
            <text:p>5868,65</text:p>
          </table:table-cell>
          <table:table-cell office:value-type="float" office:value="10372.38" calcext:value-type="float">
            <text:p>10372,38</text:p>
          </table:table-cell>
          <table:table-cell table:formula="of:=[.N20]/[.M20]" office:value-type="float" office:value="6.17752631578947" calcext:value-type="float">
            <text:p>6,18</text:p>
          </table:table-cell>
          <table:table-cell table:formula="of:=[.O20]/[.M20]" office:value-type="float" office:value="10.9182947368421" calcext:value-type="float">
            <text:p>10,9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943.9" calcext:value-type="float">
            <text:p>5943,9</text:p>
          </table:table-cell>
          <table:table-cell office:value-type="float" office:value="19409.29" calcext:value-type="float">
            <text:p>19409,29</text:p>
          </table:table-cell>
          <table:table-cell table:formula="of:=[.T20]/[.S20]" office:value-type="float" office:value="6.25673684210526" calcext:value-type="float">
            <text:p>6,26</text:p>
          </table:table-cell>
          <table:table-cell table:formula="of:=[.U20]/[.S20]" office:value-type="float" office:value="20.4308315789474" calcext:value-type="float">
            <text:p>20,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7" office:value-type="float" office:value="250093.54" calcext:value-type="float">
            <text:p>250093,54</text:p>
          </table:table-cell>
          <table:table-cell table:style-name="ce11" office:value-type="float" office:value="250094.09" calcext:value-type="float">
            <text:p>250094,09</text:p>
          </table:table-cell>
          <table:table-cell table:formula="of:=[.B21]/[.A21]" office:value-type="float" office:value="250.09354" calcext:value-type="float">
            <text:p>250,09</text:p>
          </table:table-cell>
          <table:table-cell table:formula="of:=[.C21]/[.A21]" office:value-type="float" office:value="250.09409" calcext:value-type="float">
            <text:p>250,09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float" office:value="5583.92" calcext:value-type="float">
            <text:p>5583,92</text:p>
          </table:table-cell>
          <table:table-cell table:style-name="ce11" office:value-type="float" office:value="8706.3" calcext:value-type="float">
            <text:p>8706,3</text:p>
          </table:table-cell>
          <table:table-cell table:formula="of:=[.H21]/[.G21]" office:value-type="float" office:value="5.58392" calcext:value-type="float">
            <text:p>5,58</text:p>
          </table:table-cell>
          <table:table-cell table:formula="of:=[.I21]/[.G21]" office:value-type="float" office:value="8.7063" calcext:value-type="float">
            <text:p>8,71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float" office:value="6341.05" calcext:value-type="float">
            <text:p>6341,05</text:p>
          </table:table-cell>
          <table:table-cell table:style-name="ce11" office:value-type="float" office:value="10975.55" calcext:value-type="float">
            <text:p>10975,55</text:p>
          </table:table-cell>
          <table:table-cell table:formula="of:=[.N21]/[.M21]" office:value-type="float" office:value="6.34105" calcext:value-type="float">
            <text:p>6,34</text:p>
          </table:table-cell>
          <table:table-cell table:formula="of:=[.O21]/[.M21]" office:value-type="float" office:value="10.97555" calcext:value-type="float">
            <text:p>10,98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float" office:value="6338.04" calcext:value-type="float">
            <text:p>6338,04</text:p>
          </table:table-cell>
          <table:table-cell table:style-name="ce11" office:value-type="float" office:value="20205.57" calcext:value-type="float">
            <text:p>20205,57</text:p>
          </table:table-cell>
          <table:table-cell table:formula="of:=[.T21]/[.S21]" office:value-type="float" office:value="6.33804" calcext:value-type="float">
            <text:p>6,34</text:p>
          </table:table-cell>
          <table:table-cell table:formula="of:=[.U21]/[.S21]" office:value-type="float" office:value="20.20557" calcext:value-type="float">
            <text:p>20,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3:30:21.521580420</dc:date>
    <meta:editing-duration>PT7M20S</meta:editing-duration>
    <meta:editing-cycles>2</meta:editing-cycles>
    <meta:generator>LibreOffice/6.4.7.2$Linux_X86_64 LibreOffice_project/40$Build-2</meta:generator>
    <meta:document-statistic meta:table-count="1" meta:cell-count="42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81cm" svg:y="0.316cm" chart:style-name="ch2">
          <text:p>Średnia wartość s(n) dla k=100 i losowej tablicy</text:p>
        </chart:title>
        <chart:legend chart:legend-position="end" svg:x="9.946cm" svg:y="3.454cm" style:legend-expansion="high" chart:style-name="ch3"/>
        <chart:plot-area chart:style-name="ch4" table:cell-range-address="all4_k100.A1:all4_k100.B21 all4_k100.H1:all4_k100.H21 all4_k100.N1:all4_k100.N21 all4_k100.T1:all4_k100.T21" chart:data-source-has-labels="both" svg:x="0.32cm" svg:y="1.275cm" svg:width="9.306cm" svg:height="7.545cm">
          <chartooo:coordinate-region svg:x="1.682cm" svg:y="1.396cm" svg:width="7.944cm" svg:height="6.422cm"/>
          <chart:axis chart:dimension="x" chart:name="primary-x" chart:style-name="ch5" chartooo:axis-type="auto">
            <chartooo:date-scale/>
            <chart:categories table:cell-range-address="all4_k100.A2:all4_k100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4_k100.B2:all4_k100.B21" chart:label-cell-address="all4_k100.B1:all4_k100.B1" chart:class="chart:line">
            <chart:data-point chart:repeated="20"/>
          </chart:series>
          <chart:series chart:style-name="ch8" chart:values-cell-range-address="all4_k100.H2:all4_k100.H21" chart:label-cell-address="all4_k100.H1:all4_k100.H1" chart:class="chart:line">
            <chart:data-point chart:repeated="20"/>
          </chart:series>
          <chart:series chart:style-name="ch9" chart:values-cell-range-address="all4_k100.N2:all4_k100.N21" chart:label-cell-address="all4_k100.N1:all4_k100.N1" chart:class="chart:line">
            <chart:data-point chart:repeated="20"/>
          </chart:series>
          <chart:series chart:style-name="ch10" chart:values-cell-range-address="all4_k100.T2:all4_k100.T21" chart:label-cell-address="all4_k100.T1:all4_k100.T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- przestawienia_insort</text:p>
                <draw:g>
                  <svg:desc>all4_k100.B1:all4_k100.B1</svg:desc>
                </draw:g>
              </table:table-cell>
              <table:table-cell office:value-type="string">
                <text:p>Średnia - przestawienia_merge</text:p>
                <draw:g>
                  <svg:desc>all4_k100.H1:all4_k100.H1</svg:desc>
                </draw:g>
              </table:table-cell>
              <table:table-cell office:value-type="string">
                <text:p>Średnia - przestawienia_quick</text:p>
                <draw:g>
                  <svg:desc>all4_k100.N1:all4_k100.N1</svg:desc>
                </draw:g>
              </table:table-cell>
              <table:table-cell office:value-type="string">
                <text:p>Średnia - przestawienia_dpqs</text:p>
                <draw:g>
                  <svg:desc>all4_k100.T1:all4_k100.T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ll4_k100.A2:all4_k100.A21</svg:desc>
                </draw:g>
              </table:table-cell>
              <table:table-cell office:value-type="float" office:value="651.9">
                <text:p>651.9</text:p>
                <draw:g>
                  <svg:desc>all4_k100.B2:all4_k100.B21</svg:desc>
                </draw:g>
              </table:table-cell>
              <table:table-cell office:value-type="float" office:value="169.99">
                <text:p>169.99</text:p>
                <draw:g>
                  <svg:desc>all4_k100.H2:all4_k100.H21</svg:desc>
                </draw:g>
              </table:table-cell>
              <table:table-cell office:value-type="float" office:value="172.21">
                <text:p>172.21</text:p>
                <draw:g>
                  <svg:desc>all4_k100.N2:all4_k100.N21</svg:desc>
                </draw:g>
              </table:table-cell>
              <table:table-cell office:value-type="float" office:value="181.93">
                <text:p>181.93</text:p>
                <draw:g>
                  <svg:desc>all4_k100.T2:all4_k100.T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49.39">
                <text:p>2549.39</text:p>
              </table:table-cell>
              <table:table-cell office:value-type="float" office:value="392.17">
                <text:p>392.17</text:p>
              </table:table-cell>
              <table:table-cell office:value-type="float" office:value="397.31">
                <text:p>397.31</text:p>
              </table:table-cell>
              <table:table-cell office:value-type="float" office:value="418.65">
                <text:p>418.6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715.84">
                <text:p>5715.84</text:p>
              </table:table-cell>
              <table:table-cell office:value-type="float" office:value="628.43">
                <text:p>628.43</text:p>
              </table:table-cell>
              <table:table-cell office:value-type="float" office:value="652.38">
                <text:p>652.38</text:p>
              </table:table-cell>
              <table:table-cell office:value-type="float" office:value="691.01">
                <text:p>691.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39.38">
                <text:p>10039.38</text:p>
              </table:table-cell>
              <table:table-cell office:value-type="float" office:value="884.25">
                <text:p>884.25</text:p>
              </table:table-cell>
              <table:table-cell office:value-type="float" office:value="930.47">
                <text:p>930.47</text:p>
              </table:table-cell>
              <table:table-cell office:value-type="float" office:value="963.18">
                <text:p>963.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791.63">
                <text:p>15791.63</text:p>
              </table:table-cell>
              <table:table-cell office:value-type="float" office:value="1145.59">
                <text:p>1145.59</text:p>
              </table:table-cell>
              <table:table-cell office:value-type="float" office:value="1219">
                <text:p>1219</text:p>
              </table:table-cell>
              <table:table-cell office:value-type="float" office:value="1270.9">
                <text:p>1270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659.76">
                <text:p>22659.76</text:p>
              </table:table-cell>
              <table:table-cell office:value-type="float" office:value="1404.57">
                <text:p>1404.57</text:p>
              </table:table-cell>
              <table:table-cell office:value-type="float" office:value="1503.86">
                <text:p>1503.86</text:p>
              </table:table-cell>
              <table:table-cell office:value-type="float" office:value="1572.57">
                <text:p>1572.5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0922.82">
                <text:p>30922.82</text:p>
              </table:table-cell>
              <table:table-cell office:value-type="float" office:value="1682.33">
                <text:p>1682.33</text:p>
              </table:table-cell>
              <table:table-cell office:value-type="float" office:value="1807.02">
                <text:p>1807.02</text:p>
              </table:table-cell>
              <table:table-cell office:value-type="float" office:value="1880.24">
                <text:p>1880.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243.06">
                <text:p>40243.06</text:p>
              </table:table-cell>
              <table:table-cell office:value-type="float" office:value="1972.78">
                <text:p>1972.78</text:p>
              </table:table-cell>
              <table:table-cell office:value-type="float" office:value="2133.88">
                <text:p>2133.88</text:p>
              </table:table-cell>
              <table:table-cell office:value-type="float" office:value="2148.82">
                <text:p>2148.8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0651.31">
                <text:p>50651.31</text:p>
              </table:table-cell>
              <table:table-cell office:value-type="float" office:value="2251.28">
                <text:p>2251.28</text:p>
              </table:table-cell>
              <table:table-cell office:value-type="float" office:value="2445.5">
                <text:p>2445.5</text:p>
              </table:table-cell>
              <table:table-cell office:value-type="float" office:value="2547.35">
                <text:p>2547.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2641.3">
                <text:p>62641.3</text:p>
              </table:table-cell>
              <table:table-cell office:value-type="float" office:value="2539.63">
                <text:p>2539.63</text:p>
              </table:table-cell>
              <table:table-cell office:value-type="float" office:value="2789.71">
                <text:p>2789.71</text:p>
              </table:table-cell>
              <table:table-cell office:value-type="float" office:value="2815.75">
                <text:p>2815.7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6107.68">
                <text:p>76107.68</text:p>
              </table:table-cell>
              <table:table-cell office:value-type="float" office:value="2818.36">
                <text:p>2818.36</text:p>
              </table:table-cell>
              <table:table-cell office:value-type="float" office:value="3120.16">
                <text:p>3120.16</text:p>
              </table:table-cell>
              <table:table-cell office:value-type="float" office:value="3175.96">
                <text:p>3175.9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0427.27">
                <text:p>90427.27</text:p>
              </table:table-cell>
              <table:table-cell office:value-type="float" office:value="3112.02">
                <text:p>3112.02</text:p>
              </table:table-cell>
              <table:table-cell office:value-type="float" office:value="3475.75">
                <text:p>3475.75</text:p>
              </table:table-cell>
              <table:table-cell office:value-type="float" office:value="3500.64">
                <text:p>3500.6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6465.26">
                <text:p>106465.26</text:p>
              </table:table-cell>
              <table:table-cell office:value-type="float" office:value="3425.85">
                <text:p>3425.85</text:p>
              </table:table-cell>
              <table:table-cell office:value-type="float" office:value="3821.28">
                <text:p>3821.28</text:p>
              </table:table-cell>
              <table:table-cell office:value-type="float" office:value="3893.49">
                <text:p>3893.4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2959.2">
                <text:p>122959.2</text:p>
              </table:table-cell>
              <table:table-cell office:value-type="float" office:value="3721.34">
                <text:p>3721.34</text:p>
              </table:table-cell>
              <table:table-cell office:value-type="float" office:value="4151.46">
                <text:p>4151.46</text:p>
              </table:table-cell>
              <table:table-cell office:value-type="float" office:value="4226.57">
                <text:p>4226.5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41319.15">
                <text:p>141319.15</text:p>
              </table:table-cell>
              <table:table-cell office:value-type="float" office:value="4040.78">
                <text:p>4040.78</text:p>
              </table:table-cell>
              <table:table-cell office:value-type="float" office:value="4445.57">
                <text:p>4445.57</text:p>
              </table:table-cell>
              <table:table-cell office:value-type="float" office:value="4562.76">
                <text:p>4562.7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0182.66">
                <text:p>160182.66</text:p>
              </table:table-cell>
              <table:table-cell office:value-type="float" office:value="4340.32">
                <text:p>4340.32</text:p>
              </table:table-cell>
              <table:table-cell office:value-type="float" office:value="4880.83">
                <text:p>4880.83</text:p>
              </table:table-cell>
              <table:table-cell office:value-type="float" office:value="4946.36">
                <text:p>4946.3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81000.34">
                <text:p>181000.34</text:p>
              </table:table-cell>
              <table:table-cell office:value-type="float" office:value="4632.75">
                <text:p>4632.75</text:p>
              </table:table-cell>
              <table:table-cell office:value-type="float" office:value="5190.92">
                <text:p>5190.92</text:p>
              </table:table-cell>
              <table:table-cell office:value-type="float" office:value="5228.09">
                <text:p>5228.0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02818.47">
                <text:p>202818.47</text:p>
              </table:table-cell>
              <table:table-cell office:value-type="float" office:value="4951.97">
                <text:p>4951.97</text:p>
              </table:table-cell>
              <table:table-cell office:value-type="float" office:value="5500.26">
                <text:p>5500.26</text:p>
              </table:table-cell>
              <table:table-cell office:value-type="float" office:value="5617.53">
                <text:p>5617.5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25386.06">
                <text:p>225386.06</text:p>
              </table:table-cell>
              <table:table-cell office:value-type="float" office:value="5249.56">
                <text:p>5249.56</text:p>
              </table:table-cell>
              <table:table-cell office:value-type="float" office:value="5868.65">
                <text:p>5868.65</text:p>
              </table:table-cell>
              <table:table-cell office:value-type="float" office:value="5943.9">
                <text:p>5943.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0093.54">
                <text:p>250093.54</text:p>
              </table:table-cell>
              <table:table-cell office:value-type="float" office:value="5583.92">
                <text:p>5583.92</text:p>
              </table:table-cell>
              <table:table-cell office:value-type="float" office:value="6341.05">
                <text:p>6341.05</text:p>
              </table:table-cell>
              <table:table-cell office:value-type="float" office:value="6338.04">
                <text:p>6338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5cm" xlink:href=".." xlink:type="simple" chart:class="chart:line" chart:style-name="ch1">
        <chart:title svg:x="3.126cm" svg:y="0.315cm" chart:style-name="ch2">
          <text:p>Średnie wartości c(n) dla k=100 i losowej tablicy</text:p>
        </chart:title>
        <chart:legend chart:legend-position="end" svg:x="10.313cm" svg:y="3.451cm" style:legend-expansion="high" chart:style-name="ch3"/>
        <chart:plot-area chart:style-name="ch4" table:cell-range-address="all4_k100.A1:all4_k100.A21 all4_k100.C1:all4_k100.C21 all4_k100.I1:all4_k100.I21 all4_k100.O1:all4_k100.O21 all4_k100.U1:all4_k100.U21" chart:data-source-has-labels="both" svg:x="0.319cm" svg:y="1.273cm" svg:width="9.675cm" svg:height="7.543cm">
          <chartooo:coordinate-region svg:x="1.681cm" svg:y="1.394cm" svg:width="8.313cm" svg:height="6.419cm"/>
          <chart:axis chart:dimension="x" chart:name="primary-x" chart:style-name="ch5" chartooo:axis-type="auto">
            <chartooo:date-scale/>
            <chart:categories table:cell-range-address="all4_k100.A2:all4_k100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4_k100.C2:all4_k100.C21" chart:label-cell-address="all4_k100.C1:all4_k100.C1" chart:class="chart:line">
            <chart:data-point chart:repeated="20"/>
          </chart:series>
          <chart:series chart:style-name="ch8" chart:values-cell-range-address="all4_k100.I2:all4_k100.I21" chart:label-cell-address="all4_k100.I1:all4_k100.I1" chart:class="chart:line">
            <chart:data-point chart:repeated="20"/>
          </chart:series>
          <chart:series chart:style-name="ch9" chart:values-cell-range-address="all4_k100.O2:all4_k100.O21" chart:label-cell-address="all4_k100.O1:all4_k100.O1" chart:class="chart:line">
            <chart:data-point chart:repeated="20"/>
          </chart:series>
          <chart:series chart:style-name="ch10" chart:values-cell-range-address="all4_k100.U2:all4_k100.U21" chart:label-cell-address="all4_k100.U1:all4_k100.U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porównania_insort</text:p>
                <draw:g>
                  <svg:desc>all4_k100.C1:all4_k100.C1</svg:desc>
                </draw:g>
              </table:table-cell>
              <table:table-cell office:value-type="string">
                <text:p>Średnia - porównania_merge</text:p>
                <draw:g>
                  <svg:desc>all4_k100.I1:all4_k100.I1</svg:desc>
                </draw:g>
              </table:table-cell>
              <table:table-cell office:value-type="string">
                <text:p>Średnia - porównania_quick</text:p>
                <draw:g>
                  <svg:desc>all4_k100.O1:all4_k100.O1</svg:desc>
                </draw:g>
              </table:table-cell>
              <table:table-cell office:value-type="string">
                <text:p>Średnia - porównania_dpqs</text:p>
                <draw:g>
                  <svg:desc>all4_k100.U1:all4_k100.U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ll4_k100.A2:all4_k100.A21</svg:desc>
                </draw:g>
              </table:table-cell>
              <table:table-cell office:value-type="float" office:value="652.33">
                <text:p>652.33</text:p>
                <draw:g>
                  <svg:desc>all4_k100.C2:all4_k100.C21</svg:desc>
                </draw:g>
              </table:table-cell>
              <table:table-cell office:value-type="float" office:value="221.92">
                <text:p>221.92</text:p>
                <draw:g>
                  <svg:desc>all4_k100.I2:all4_k100.I21</svg:desc>
                </draw:g>
              </table:table-cell>
              <table:table-cell office:value-type="float" office:value="261.27">
                <text:p>261.27</text:p>
                <draw:g>
                  <svg:desc>all4_k100.O2:all4_k100.O21</svg:desc>
                </draw:g>
              </table:table-cell>
              <table:table-cell office:value-type="float" office:value="401.87">
                <text:p>401.87</text:p>
                <draw:g>
                  <svg:desc>all4_k100.U2:all4_k100.U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49.93">
                <text:p>2549.93</text:p>
              </table:table-cell>
              <table:table-cell office:value-type="float" office:value="541.7">
                <text:p>541.7</text:p>
              </table:table-cell>
              <table:table-cell office:value-type="float" office:value="643.85">
                <text:p>643.85</text:p>
              </table:table-cell>
              <table:table-cell office:value-type="float" office:value="1053.05">
                <text:p>1053.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716.32">
                <text:p>5716.32</text:p>
              </table:table-cell>
              <table:table-cell office:value-type="float" office:value="898.43">
                <text:p>898.43</text:p>
              </table:table-cell>
              <table:table-cell office:value-type="float" office:value="1080.64">
                <text:p>1080.64</text:p>
              </table:table-cell>
              <table:table-cell office:value-type="float" office:value="1797.14">
                <text:p>1797.1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40.19">
                <text:p>10040.19</text:p>
              </table:table-cell>
              <table:table-cell office:value-type="float" office:value="1280.42">
                <text:p>1280.42</text:p>
              </table:table-cell>
              <table:table-cell office:value-type="float" office:value="1552.33">
                <text:p>1552.33</text:p>
              </table:table-cell>
              <table:table-cell office:value-type="float" office:value="2742.92">
                <text:p>2742.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792.01">
                <text:p>15792.01</text:p>
              </table:table-cell>
              <table:table-cell office:value-type="float" office:value="1678.21">
                <text:p>1678.21</text:p>
              </table:table-cell>
              <table:table-cell office:value-type="float" office:value="2028.32">
                <text:p>2028.32</text:p>
              </table:table-cell>
              <table:table-cell office:value-type="float" office:value="3625.36">
                <text:p>3625.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659.87">
                <text:p>22659.87</text:p>
              </table:table-cell>
              <table:table-cell office:value-type="float" office:value="2099.32">
                <text:p>2099.32</text:p>
              </table:table-cell>
              <table:table-cell office:value-type="float" office:value="2564.34">
                <text:p>2564.34</text:p>
              </table:table-cell>
              <table:table-cell office:value-type="float" office:value="4616.39">
                <text:p>4616.3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0923.18">
                <text:p>30923.18</text:p>
              </table:table-cell>
              <table:table-cell office:value-type="float" office:value="2525.91">
                <text:p>2525.91</text:p>
              </table:table-cell>
              <table:table-cell office:value-type="float" office:value="3102.27">
                <text:p>3102.27</text:p>
              </table:table-cell>
              <table:table-cell office:value-type="float" office:value="5529.96">
                <text:p>5529.9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243.61">
                <text:p>40243.61</text:p>
              </table:table-cell>
              <table:table-cell office:value-type="float" office:value="2959.84">
                <text:p>2959.84</text:p>
              </table:table-cell>
              <table:table-cell office:value-type="float" office:value="3696.19">
                <text:p>3696.19</text:p>
              </table:table-cell>
              <table:table-cell office:value-type="float" office:value="6654.89">
                <text:p>6654.8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0651.52">
                <text:p>50651.52</text:p>
              </table:table-cell>
              <table:table-cell office:value-type="float" office:value="3404.21">
                <text:p>3404.21</text:p>
              </table:table-cell>
              <table:table-cell office:value-type="float" office:value="4236.71">
                <text:p>4236.71</text:p>
              </table:table-cell>
              <table:table-cell office:value-type="float" office:value="7615.96">
                <text:p>7615.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2641.65">
                <text:p>62641.65</text:p>
              </table:table-cell>
              <table:table-cell office:value-type="float" office:value="3854.41">
                <text:p>3854.41</text:p>
              </table:table-cell>
              <table:table-cell office:value-type="float" office:value="4804.47">
                <text:p>4804.47</text:p>
              </table:table-cell>
              <table:table-cell office:value-type="float" office:value="8454.43">
                <text:p>8454.4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6107.86">
                <text:p>76107.86</text:p>
              </table:table-cell>
              <table:table-cell office:value-type="float" office:value="4320.32">
                <text:p>4320.32</text:p>
              </table:table-cell>
              <table:table-cell office:value-type="float" office:value="5342.88">
                <text:p>5342.88</text:p>
              </table:table-cell>
              <table:table-cell office:value-type="float" office:value="9714.86">
                <text:p>9714.8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0427.12">
                <text:p>90427.12</text:p>
              </table:table-cell>
              <table:table-cell office:value-type="float" office:value="4790.78">
                <text:p>4790.78</text:p>
              </table:table-cell>
              <table:table-cell office:value-type="float" office:value="5972.29">
                <text:p>5972.29</text:p>
              </table:table-cell>
              <table:table-cell office:value-type="float" office:value="11057.73">
                <text:p>11057.7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06465.67">
                <text:p>106465.67</text:p>
              </table:table-cell>
              <table:table-cell office:value-type="float" office:value="5267.6">
                <text:p>5267.6</text:p>
              </table:table-cell>
              <table:table-cell office:value-type="float" office:value="6597.77">
                <text:p>6597.77</text:p>
              </table:table-cell>
              <table:table-cell office:value-type="float" office:value="12131.1">
                <text:p>12131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2959.51">
                <text:p>122959.51</text:p>
              </table:table-cell>
              <table:table-cell office:value-type="float" office:value="5751.48">
                <text:p>5751.48</text:p>
              </table:table-cell>
              <table:table-cell office:value-type="float" office:value="7155.49">
                <text:p>7155.49</text:p>
              </table:table-cell>
              <table:table-cell office:value-type="float" office:value="13227.03">
                <text:p>13227.0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41319.98">
                <text:p>141319.98</text:p>
              </table:table-cell>
              <table:table-cell office:value-type="float" office:value="6234.34">
                <text:p>6234.34</text:p>
              </table:table-cell>
              <table:table-cell office:value-type="float" office:value="7777.98">
                <text:p>7777.98</text:p>
              </table:table-cell>
              <table:table-cell office:value-type="float" office:value="14678.98">
                <text:p>14678.9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0183.11">
                <text:p>160183.11</text:p>
              </table:table-cell>
              <table:table-cell office:value-type="float" office:value="6723.23">
                <text:p>6723.23</text:p>
              </table:table-cell>
              <table:table-cell office:value-type="float" office:value="8415.69">
                <text:p>8415.69</text:p>
              </table:table-cell>
              <table:table-cell office:value-type="float" office:value="15639.69">
                <text:p>15639.6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81000.48">
                <text:p>181000.48</text:p>
              </table:table-cell>
              <table:table-cell office:value-type="float" office:value="7212.38">
                <text:p>7212.38</text:p>
              </table:table-cell>
              <table:table-cell office:value-type="float" office:value="9099.9">
                <text:p>9099.9</text:p>
              </table:table-cell>
              <table:table-cell office:value-type="float" office:value="17233.01">
                <text:p>17233.0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02819.21">
                <text:p>202819.21</text:p>
              </table:table-cell>
              <table:table-cell office:value-type="float" office:value="7710.25">
                <text:p>7710.25</text:p>
              </table:table-cell>
              <table:table-cell office:value-type="float" office:value="9592.36">
                <text:p>9592.36</text:p>
              </table:table-cell>
              <table:table-cell office:value-type="float" office:value="18062.54">
                <text:p>18062.5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25386.43">
                <text:p>225386.43</text:p>
              </table:table-cell>
              <table:table-cell office:value-type="float" office:value="8208.44">
                <text:p>8208.44</text:p>
              </table:table-cell>
              <table:table-cell office:value-type="float" office:value="10372.38">
                <text:p>10372.38</text:p>
              </table:table-cell>
              <table:table-cell office:value-type="float" office:value="19409.29">
                <text:p>19409.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0094.09">
                <text:p>250094.09</text:p>
              </table:table-cell>
              <table:table-cell office:value-type="float" office:value="8706.3">
                <text:p>8706.3</text:p>
              </table:table-cell>
              <table:table-cell office:value-type="float" office:value="10975.55">
                <text:p>10975.55</text:p>
              </table:table-cell>
              <table:table-cell office:value-type="float" office:value="20205.57">
                <text:p>20205.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2cm" svg:y="0.316cm" chart:style-name="ch2">
          <text:p>Średnie wartości c/n dla k=100 i losowej tablicy</text:p>
        </chart:title>
        <chart:legend chart:legend-position="end" svg:x="12.83cm" svg:y="3.454cm" style:legend-expansion="high" chart:style-name="ch3"/>
        <chart:plot-area chart:style-name="ch4" table:cell-range-address="all4_k100.A1:all4_k100.A21 all4_k100.D1:all4_k100.D21 all4_k100.J1:all4_k100.J21 all4_k100.P1:all4_k100.P21 all4_k100.V1:all4_k100.V21" chart:data-source-has-labels="both" svg:x="0.32cm" svg:y="1.275cm" svg:width="12.19cm" svg:height="7.545cm">
          <chartooo:coordinate-region svg:x="1.603cm" svg:y="1.275cm" svg:width="10.766cm" svg:height="6.292cm"/>
          <chart:axis chart:dimension="x" chart:name="primary-x" chart:style-name="ch5" chartooo:axis-type="auto">
            <chartooo:date-scale/>
            <chart:categories table:cell-range-address="all4_k100.A2:all4_k100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4_k100.D2:all4_k100.D21" chart:label-cell-address="all4_k100.D1:all4_k100.D1" chart:class="chart:line">
            <chart:data-point chart:repeated="20"/>
          </chart:series>
          <chart:series chart:style-name="ch9" chart:values-cell-range-address="all4_k100.J2:all4_k100.J21" chart:label-cell-address="all4_k100.J1:all4_k100.J1" chart:class="chart:line">
            <chart:data-point chart:repeated="20"/>
          </chart:series>
          <chart:series chart:style-name="ch10" chart:values-cell-range-address="all4_k100.P2:all4_k100.P21" chart:label-cell-address="all4_k100.P1:all4_k100.P1" chart:class="chart:line">
            <chart:data-point chart:repeated="20"/>
          </chart:series>
          <chart:series chart:style-name="ch11" chart:values-cell-range-address="all4_k100.V2:all4_k100.V21" chart:label-cell-address="all4_k100.V1:all4_k100.V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s/n)_insort</text:p>
                <draw:g>
                  <svg:desc>all4_k100.D1:all4_k100.D1</svg:desc>
                </draw:g>
              </table:table-cell>
              <table:table-cell office:value-type="string">
                <text:p>(s/n)_merge</text:p>
                <draw:g>
                  <svg:desc>all4_k100.J1:all4_k100.J1</svg:desc>
                </draw:g>
              </table:table-cell>
              <table:table-cell office:value-type="string">
                <text:p>(s/n)_quick</text:p>
                <draw:g>
                  <svg:desc>all4_k100.P1:all4_k100.P1</svg:desc>
                </draw:g>
              </table:table-cell>
              <table:table-cell office:value-type="string">
                <text:p>(s/n)_dpqs</text:p>
                <draw:g>
                  <svg:desc>all4_k100.V1:all4_k100.V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ll4_k100.A2:all4_k100.A21</svg:desc>
                </draw:g>
              </table:table-cell>
              <table:table-cell office:value-type="float" office:value="13.038">
                <text:p>13.038</text:p>
                <draw:g>
                  <svg:desc>all4_k100.D2:all4_k100.D21</svg:desc>
                </draw:g>
              </table:table-cell>
              <table:table-cell office:value-type="float" office:value="3.3998">
                <text:p>3.3998</text:p>
                <draw:g>
                  <svg:desc>all4_k100.J2:all4_k100.J21</svg:desc>
                </draw:g>
              </table:table-cell>
              <table:table-cell office:value-type="float" office:value="3.4442">
                <text:p>3.4442</text:p>
                <draw:g>
                  <svg:desc>all4_k100.P2:all4_k100.P21</svg:desc>
                </draw:g>
              </table:table-cell>
              <table:table-cell office:value-type="float" office:value="3.6386">
                <text:p>3.6386</text:p>
                <draw:g>
                  <svg:desc>all4_k100.V2:all4_k100.V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4939">
                <text:p>25.4939</text:p>
              </table:table-cell>
              <table:table-cell office:value-type="float" office:value="3.9217">
                <text:p>3.9217</text:p>
              </table:table-cell>
              <table:table-cell office:value-type="float" office:value="3.9731">
                <text:p>3.9731</text:p>
              </table:table-cell>
              <table:table-cell office:value-type="float" office:value="4.1865">
                <text:p>4.186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.1056">
                <text:p>38.1056</text:p>
              </table:table-cell>
              <table:table-cell office:value-type="float" office:value="4.18953333333333">
                <text:p>4.18953333333333</text:p>
              </table:table-cell>
              <table:table-cell office:value-type="float" office:value="4.3492">
                <text:p>4.3492</text:p>
              </table:table-cell>
              <table:table-cell office:value-type="float" office:value="4.60673333333333">
                <text:p>4.6067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1969">
                <text:p>50.1969</text:p>
              </table:table-cell>
              <table:table-cell office:value-type="float" office:value="4.42125">
                <text:p>4.42125</text:p>
              </table:table-cell>
              <table:table-cell office:value-type="float" office:value="4.65235">
                <text:p>4.65235</text:p>
              </table:table-cell>
              <table:table-cell office:value-type="float" office:value="4.8159">
                <text:p>4.81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3.16652">
                <text:p>63.16652</text:p>
              </table:table-cell>
              <table:table-cell office:value-type="float" office:value="4.58236">
                <text:p>4.58236</text:p>
              </table:table-cell>
              <table:table-cell office:value-type="float" office:value="4.876">
                <text:p>4.876</text:p>
              </table:table-cell>
              <table:table-cell office:value-type="float" office:value="5.0836">
                <text:p>5.08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.5325333333333">
                <text:p>75.5325333333333</text:p>
              </table:table-cell>
              <table:table-cell office:value-type="float" office:value="4.6819">
                <text:p>4.6819</text:p>
              </table:table-cell>
              <table:table-cell office:value-type="float" office:value="5.01286666666667">
                <text:p>5.01286666666667</text:p>
              </table:table-cell>
              <table:table-cell office:value-type="float" office:value="5.2419">
                <text:p>5.241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8.3509142857143">
                <text:p>88.3509142857143</text:p>
              </table:table-cell>
              <table:table-cell office:value-type="float" office:value="4.80665714285714">
                <text:p>4.80665714285714</text:p>
              </table:table-cell>
              <table:table-cell office:value-type="float" office:value="5.16291428571429">
                <text:p>5.16291428571429</text:p>
              </table:table-cell>
              <table:table-cell office:value-type="float" office:value="5.37211428571429">
                <text:p>5.3721142857142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0.60765">
                <text:p>100.60765</text:p>
              </table:table-cell>
              <table:table-cell office:value-type="float" office:value="4.93195">
                <text:p>4.93195</text:p>
              </table:table-cell>
              <table:table-cell office:value-type="float" office:value="5.3347">
                <text:p>5.3347</text:p>
              </table:table-cell>
              <table:table-cell office:value-type="float" office:value="5.37205">
                <text:p>5.3720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2.558466666667">
                <text:p>112.558466666667</text:p>
              </table:table-cell>
              <table:table-cell office:value-type="float" office:value="5.00284444444445">
                <text:p>5.00284444444445</text:p>
              </table:table-cell>
              <table:table-cell office:value-type="float" office:value="5.43444444444445">
                <text:p>5.43444444444445</text:p>
              </table:table-cell>
              <table:table-cell office:value-type="float" office:value="5.66077777777778">
                <text:p>5.660777777777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5.2826">
                <text:p>125.2826</text:p>
              </table:table-cell>
              <table:table-cell office:value-type="float" office:value="5.07926">
                <text:p>5.07926</text:p>
              </table:table-cell>
              <table:table-cell office:value-type="float" office:value="5.57942">
                <text:p>5.57942</text:p>
              </table:table-cell>
              <table:table-cell office:value-type="float" office:value="5.6315">
                <text:p>5.631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38.3776">
                <text:p>138.3776</text:p>
              </table:table-cell>
              <table:table-cell office:value-type="float" office:value="5.12429090909091">
                <text:p>5.12429090909091</text:p>
              </table:table-cell>
              <table:table-cell office:value-type="float" office:value="5.67301818181818">
                <text:p>5.67301818181818</text:p>
              </table:table-cell>
              <table:table-cell office:value-type="float" office:value="5.77447272727273">
                <text:p>5.7744727272727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0.712116666667">
                <text:p>150.712116666667</text:p>
              </table:table-cell>
              <table:table-cell office:value-type="float" office:value="5.1867">
                <text:p>5.1867</text:p>
              </table:table-cell>
              <table:table-cell office:value-type="float" office:value="5.79291666666667">
                <text:p>5.79291666666667</text:p>
              </table:table-cell>
              <table:table-cell office:value-type="float" office:value="5.8344">
                <text:p>5.834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63.792707692308">
                <text:p>163.792707692308</text:p>
              </table:table-cell>
              <table:table-cell office:value-type="float" office:value="5.27053846153846">
                <text:p>5.27053846153846</text:p>
              </table:table-cell>
              <table:table-cell office:value-type="float" office:value="5.87889230769231">
                <text:p>5.87889230769231</text:p>
              </table:table-cell>
              <table:table-cell office:value-type="float" office:value="5.98998461538462">
                <text:p>5.9899846153846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5.656">
                <text:p>175.656</text:p>
              </table:table-cell>
              <table:table-cell office:value-type="float" office:value="5.3162">
                <text:p>5.3162</text:p>
              </table:table-cell>
              <table:table-cell office:value-type="float" office:value="5.93065714285714">
                <text:p>5.93065714285714</text:p>
              </table:table-cell>
              <table:table-cell office:value-type="float" office:value="6.03795714285714">
                <text:p>6.0379571428571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88.425533333333">
                <text:p>188.425533333333</text:p>
              </table:table-cell>
              <table:table-cell office:value-type="float" office:value="5.38770666666667">
                <text:p>5.38770666666667</text:p>
              </table:table-cell>
              <table:table-cell office:value-type="float" office:value="5.92742666666667">
                <text:p>5.92742666666667</text:p>
              </table:table-cell>
              <table:table-cell office:value-type="float" office:value="6.08368">
                <text:p>6.083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0.228325">
                <text:p>200.228325</text:p>
              </table:table-cell>
              <table:table-cell office:value-type="float" office:value="5.4254">
                <text:p>5.4254</text:p>
              </table:table-cell>
              <table:table-cell office:value-type="float" office:value="6.1010375">
                <text:p>6.1010375</text:p>
              </table:table-cell>
              <table:table-cell office:value-type="float" office:value="6.18295">
                <text:p>6.1829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12.941576470588">
                <text:p>212.941576470588</text:p>
              </table:table-cell>
              <table:table-cell office:value-type="float" office:value="5.45029411764706">
                <text:p>5.45029411764706</text:p>
              </table:table-cell>
              <table:table-cell office:value-type="float" office:value="6.10696470588235">
                <text:p>6.10696470588235</text:p>
              </table:table-cell>
              <table:table-cell office:value-type="float" office:value="6.15069411764706">
                <text:p>6.1506941176470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5.353855555556">
                <text:p>225.353855555556</text:p>
              </table:table-cell>
              <table:table-cell office:value-type="float" office:value="5.50218888888889">
                <text:p>5.50218888888889</text:p>
              </table:table-cell>
              <table:table-cell office:value-type="float" office:value="6.1114">
                <text:p>6.1114</text:p>
              </table:table-cell>
              <table:table-cell office:value-type="float" office:value="6.2417">
                <text:p>6.241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37.248484210526">
                <text:p>237.248484210526</text:p>
              </table:table-cell>
              <table:table-cell office:value-type="float" office:value="5.52585263157895">
                <text:p>5.52585263157895</text:p>
              </table:table-cell>
              <table:table-cell office:value-type="float" office:value="6.17752631578947">
                <text:p>6.17752631578947</text:p>
              </table:table-cell>
              <table:table-cell office:value-type="float" office:value="6.25673684210526">
                <text:p>6.256736842105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0.09354">
                <text:p>250.09354</text:p>
              </table:table-cell>
              <table:table-cell office:value-type="float" office:value="5.58392">
                <text:p>5.58392</text:p>
              </table:table-cell>
              <table:table-cell office:value-type="float" office:value="6.34105">
                <text:p>6.34105</text:p>
              </table:table-cell>
              <table:table-cell office:value-type="float" office:value="6.33804">
                <text:p>6.338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5cm" xlink:href=".." xlink:type="simple" chart:class="chart:line" chart:style-name="ch1">
        <chart:title svg:x="3.06cm" svg:y="0.315cm" chart:style-name="ch2">
          <text:p>Średnie wartości (c/n) dla k=100 i losowej tablicy</text:p>
        </chart:title>
        <chart:legend chart:legend-position="end" svg:x="12.826cm" svg:y="3.451cm" style:legend-expansion="high" chart:style-name="ch3"/>
        <chart:plot-area chart:style-name="ch4" table:cell-range-address="all4_k100.A1:all4_k100.A21 all4_k100.E1:all4_k100.E21 all4_k100.K1:all4_k100.K21 all4_k100.Q1:all4_k100.Q21 all4_k100.W1:all4_k100.W21" chart:data-source-has-labels="both" svg:x="0.319cm" svg:y="1.273cm" svg:width="12.188cm" svg:height="7.543cm">
          <chartooo:coordinate-region svg:x="1.602cm" svg:y="1.273cm" svg:width="10.764cm" svg:height="6.289cm"/>
          <chart:axis chart:dimension="x" chart:name="primary-x" chart:style-name="ch5" chartooo:axis-type="auto">
            <chartooo:date-scale/>
            <chart:categories table:cell-range-address="all4_k100.A2:all4_k100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4_k100.E2:all4_k100.E21" chart:label-cell-address="all4_k100.E1:all4_k100.E1" chart:class="chart:line">
            <chart:data-point chart:repeated="20"/>
          </chart:series>
          <chart:series chart:style-name="ch9" chart:values-cell-range-address="all4_k100.K2:all4_k100.K21" chart:label-cell-address="all4_k100.K1:all4_k100.K1" chart:class="chart:line">
            <chart:data-point chart:repeated="20"/>
          </chart:series>
          <chart:series chart:style-name="ch10" chart:values-cell-range-address="all4_k100.Q2:all4_k100.Q21" chart:label-cell-address="all4_k100.Q1:all4_k100.Q1" chart:class="chart:line">
            <chart:data-point chart:repeated="20"/>
          </chart:series>
          <chart:series chart:style-name="ch11" chart:values-cell-range-address="all4_k100.W2:all4_k100.W21" chart:label-cell-address="all4_k100.W1:all4_k100.W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/n)_insort</text:p>
                <draw:g>
                  <svg:desc>all4_k100.E1:all4_k100.E1</svg:desc>
                </draw:g>
              </table:table-cell>
              <table:table-cell office:value-type="string">
                <text:p>(c/n)_merge</text:p>
                <draw:g>
                  <svg:desc>all4_k100.K1:all4_k100.K1</svg:desc>
                </draw:g>
              </table:table-cell>
              <table:table-cell office:value-type="string">
                <text:p>(c/n)_quick</text:p>
                <draw:g>
                  <svg:desc>all4_k100.Q1:all4_k100.Q1</svg:desc>
                </draw:g>
              </table:table-cell>
              <table:table-cell office:value-type="string">
                <text:p>(c/n)_dpqs</text:p>
                <draw:g>
                  <svg:desc>all4_k100.W1:all4_k100.W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ll4_k100.A2:all4_k100.A21</svg:desc>
                </draw:g>
              </table:table-cell>
              <table:table-cell office:value-type="float" office:value="13.0466">
                <text:p>13.0466</text:p>
                <draw:g>
                  <svg:desc>all4_k100.E2:all4_k100.E21</svg:desc>
                </draw:g>
              </table:table-cell>
              <table:table-cell office:value-type="float" office:value="4.4384">
                <text:p>4.4384</text:p>
                <draw:g>
                  <svg:desc>all4_k100.K2:all4_k100.K21</svg:desc>
                </draw:g>
              </table:table-cell>
              <table:table-cell office:value-type="float" office:value="5.2254">
                <text:p>5.2254</text:p>
                <draw:g>
                  <svg:desc>all4_k100.Q2:all4_k100.Q21</svg:desc>
                </draw:g>
              </table:table-cell>
              <table:table-cell office:value-type="float" office:value="8.0374">
                <text:p>8.0374</text:p>
                <draw:g>
                  <svg:desc>all4_k100.W2:all4_k100.W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4993">
                <text:p>25.4993</text:p>
              </table:table-cell>
              <table:table-cell office:value-type="float" office:value="5.417">
                <text:p>5.417</text:p>
              </table:table-cell>
              <table:table-cell office:value-type="float" office:value="6.4385">
                <text:p>6.4385</text:p>
              </table:table-cell>
              <table:table-cell office:value-type="float" office:value="10.5305">
                <text:p>10.53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.1088">
                <text:p>38.1088</text:p>
              </table:table-cell>
              <table:table-cell office:value-type="float" office:value="5.98953333333333">
                <text:p>5.98953333333333</text:p>
              </table:table-cell>
              <table:table-cell office:value-type="float" office:value="7.20426666666667">
                <text:p>7.20426666666667</text:p>
              </table:table-cell>
              <table:table-cell office:value-type="float" office:value="11.9809333333333">
                <text:p>11.9809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20095">
                <text:p>50.20095</text:p>
              </table:table-cell>
              <table:table-cell office:value-type="float" office:value="6.4021">
                <text:p>6.4021</text:p>
              </table:table-cell>
              <table:table-cell office:value-type="float" office:value="7.76165">
                <text:p>7.76165</text:p>
              </table:table-cell>
              <table:table-cell office:value-type="float" office:value="13.7146">
                <text:p>13.714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3.16804">
                <text:p>63.16804</text:p>
              </table:table-cell>
              <table:table-cell office:value-type="float" office:value="6.71284">
                <text:p>6.71284</text:p>
              </table:table-cell>
              <table:table-cell office:value-type="float" office:value="8.11328">
                <text:p>8.11328</text:p>
              </table:table-cell>
              <table:table-cell office:value-type="float" office:value="14.50144">
                <text:p>14.5014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.5329">
                <text:p>75.5329</text:p>
              </table:table-cell>
              <table:table-cell office:value-type="float" office:value="6.99773333333333">
                <text:p>6.99773333333333</text:p>
              </table:table-cell>
              <table:table-cell office:value-type="float" office:value="8.5478">
                <text:p>8.5478</text:p>
              </table:table-cell>
              <table:table-cell office:value-type="float" office:value="15.3879666666667">
                <text:p>15.387966666666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8.3519428571429">
                <text:p>88.3519428571429</text:p>
              </table:table-cell>
              <table:table-cell office:value-type="float" office:value="7.21688571428571">
                <text:p>7.21688571428571</text:p>
              </table:table-cell>
              <table:table-cell office:value-type="float" office:value="8.86362857142857">
                <text:p>8.86362857142857</text:p>
              </table:table-cell>
              <table:table-cell office:value-type="float" office:value="15.7998857142857">
                <text:p>15.799885714285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0.609025">
                <text:p>100.609025</text:p>
              </table:table-cell>
              <table:table-cell office:value-type="float" office:value="7.3996">
                <text:p>7.3996</text:p>
              </table:table-cell>
              <table:table-cell office:value-type="float" office:value="9.240475">
                <text:p>9.240475</text:p>
              </table:table-cell>
              <table:table-cell office:value-type="float" office:value="16.637225">
                <text:p>16.63722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2.558933333333">
                <text:p>112.558933333333</text:p>
              </table:table-cell>
              <table:table-cell office:value-type="float" office:value="7.56491111111111">
                <text:p>7.56491111111111</text:p>
              </table:table-cell>
              <table:table-cell office:value-type="float" office:value="9.41491111111111">
                <text:p>9.41491111111111</text:p>
              </table:table-cell>
              <table:table-cell office:value-type="float" office:value="16.9243555555556">
                <text:p>16.92435555555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5.2833">
                <text:p>125.2833</text:p>
              </table:table-cell>
              <table:table-cell office:value-type="float" office:value="7.70882">
                <text:p>7.70882</text:p>
              </table:table-cell>
              <table:table-cell office:value-type="float" office:value="9.60894">
                <text:p>9.60894</text:p>
              </table:table-cell>
              <table:table-cell office:value-type="float" office:value="16.90886">
                <text:p>16.9088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38.377927272727">
                <text:p>138.377927272727</text:p>
              </table:table-cell>
              <table:table-cell office:value-type="float" office:value="7.85512727272727">
                <text:p>7.85512727272727</text:p>
              </table:table-cell>
              <table:table-cell office:value-type="float" office:value="9.71432727272727">
                <text:p>9.71432727272727</text:p>
              </table:table-cell>
              <table:table-cell office:value-type="float" office:value="17.6633818181818">
                <text:p>17.66338181818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0.711866666667">
                <text:p>150.711866666667</text:p>
              </table:table-cell>
              <table:table-cell office:value-type="float" office:value="7.98463333333333">
                <text:p>7.98463333333333</text:p>
              </table:table-cell>
              <table:table-cell office:value-type="float" office:value="9.95381666666667">
                <text:p>9.95381666666667</text:p>
              </table:table-cell>
              <table:table-cell office:value-type="float" office:value="18.42955">
                <text:p>18.4295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63.793338461538">
                <text:p>163.793338461538</text:p>
              </table:table-cell>
              <table:table-cell office:value-type="float" office:value="8.104">
                <text:p>8.104</text:p>
              </table:table-cell>
              <table:table-cell office:value-type="float" office:value="10.1504153846154">
                <text:p>10.1504153846154</text:p>
              </table:table-cell>
              <table:table-cell office:value-type="float" office:value="18.6632307692308">
                <text:p>18.663230769230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5.656442857143">
                <text:p>175.656442857143</text:p>
              </table:table-cell>
              <table:table-cell office:value-type="float" office:value="8.2164">
                <text:p>8.2164</text:p>
              </table:table-cell>
              <table:table-cell office:value-type="float" office:value="10.2221285714286">
                <text:p>10.2221285714286</text:p>
              </table:table-cell>
              <table:table-cell office:value-type="float" office:value="18.8957571428571">
                <text:p>18.895757142857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88.42664">
                <text:p>188.42664</text:p>
              </table:table-cell>
              <table:table-cell office:value-type="float" office:value="8.31245333333333">
                <text:p>8.31245333333333</text:p>
              </table:table-cell>
              <table:table-cell office:value-type="float" office:value="10.37064">
                <text:p>10.37064</text:p>
              </table:table-cell>
              <table:table-cell office:value-type="float" office:value="19.5719733333333">
                <text:p>19.57197333333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0.2288875">
                <text:p>200.2288875</text:p>
              </table:table-cell>
              <table:table-cell office:value-type="float" office:value="8.4040375">
                <text:p>8.4040375</text:p>
              </table:table-cell>
              <table:table-cell office:value-type="float" office:value="10.5196125">
                <text:p>10.5196125</text:p>
              </table:table-cell>
              <table:table-cell office:value-type="float" office:value="19.5496125">
                <text:p>19.549612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12.941741176471">
                <text:p>212.941741176471</text:p>
              </table:table-cell>
              <table:table-cell office:value-type="float" office:value="8.48515294117647">
                <text:p>8.48515294117647</text:p>
              </table:table-cell>
              <table:table-cell office:value-type="float" office:value="10.7057647058824">
                <text:p>10.7057647058824</text:p>
              </table:table-cell>
              <table:table-cell office:value-type="float" office:value="20.2741294117647">
                <text:p>20.274129411764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5.354677777778">
                <text:p>225.354677777778</text:p>
              </table:table-cell>
              <table:table-cell office:value-type="float" office:value="8.56694444444445">
                <text:p>8.56694444444445</text:p>
              </table:table-cell>
              <table:table-cell office:value-type="float" office:value="10.6581777777778">
                <text:p>10.6581777777778</text:p>
              </table:table-cell>
              <table:table-cell office:value-type="float" office:value="20.0694888888889">
                <text:p>20.069488888888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37.248873684211">
                <text:p>237.248873684211</text:p>
              </table:table-cell>
              <table:table-cell office:value-type="float" office:value="8.64046315789474">
                <text:p>8.64046315789474</text:p>
              </table:table-cell>
              <table:table-cell office:value-type="float" office:value="10.9182947368421">
                <text:p>10.9182947368421</text:p>
              </table:table-cell>
              <table:table-cell office:value-type="float" office:value="20.4308315789474">
                <text:p>20.430831578947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0.09409">
                <text:p>250.09409</text:p>
              </table:table-cell>
              <table:table-cell office:value-type="float" office:value="8.7063">
                <text:p>8.7063</text:p>
              </table:table-cell>
              <table:table-cell office:value-type="float" office:value="10.97555">
                <text:p>10.97555</text:p>
              </table:table-cell>
              <table:table-cell office:value-type="float" office:value="20.20557">
                <text:p>20.205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